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工作表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板块名称</text:p>
          </table:table-cell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3">
            <text:p>3</text:p>
          </table:table-cell>
          <table:table-cell office:value-type="string">
            <text:p>002051</text:p>
          </table:table-cell>
          <table:table-cell office:value-type="string">
            <text:p>中工国际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5">
            <text:p>5</text:p>
          </table:table-cell>
          <table:table-cell office:value-type="string">
            <text:p>002060</text:p>
          </table:table-cell>
          <table:table-cell office:value-type="string">
            <text:p>粤水电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2">
            <text:p>2</text:p>
          </table:table-cell>
          <table:table-cell office:value-type="string">
            <text:p>002131</text:p>
          </table:table-cell>
          <table:table-cell office:value-type="string">
            <text:p>利欧股份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7">
            <text:p>17</text:p>
          </table:table-cell>
          <table:table-cell office:value-type="string">
            <text:p>002205</text:p>
          </table:table-cell>
          <table:table-cell office:value-type="string">
            <text:p>国统股份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6">
            <text:p>6</text:p>
          </table:table-cell>
          <table:table-cell office:value-type="string">
            <text:p>002457</text:p>
          </table:table-cell>
          <table:table-cell office:value-type="string">
            <text:p>青龙管业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9">
            <text:p>9</text:p>
          </table:table-cell>
          <table:table-cell office:value-type="string">
            <text:p>002532</text:p>
          </table:table-cell>
          <table:table-cell office:value-type="string">
            <text:p>新界泵业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3">
            <text:p>13</text:p>
          </table:table-cell>
          <table:table-cell office:value-type="string">
            <text:p>002586</text:p>
          </table:table-cell>
          <table:table-cell office:value-type="string">
            <text:p>围海股份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6">
            <text:p>16</text:p>
          </table:table-cell>
          <table:table-cell office:value-type="string">
            <text:p>002619</text:p>
          </table:table-cell>
          <table:table-cell office:value-type="string">
            <text:p>巨龙管业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4">
            <text:p>4</text:p>
          </table:table-cell>
          <table:table-cell office:value-type="string">
            <text:p>002671</text:p>
          </table:table-cell>
          <table:table-cell office:value-type="string">
            <text:p>龙泉股份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5">
            <text:p>15</text:p>
          </table:table-cell>
          <table:table-cell office:value-type="string">
            <text:p>300021</text:p>
          </table:table-cell>
          <table:table-cell office:value-type="string">
            <text:p>大禹节水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4">
            <text:p>14</text:p>
          </table:table-cell>
          <table:table-cell office:value-type="string">
            <text:p>300137</text:p>
          </table:table-cell>
          <table:table-cell office:value-type="string">
            <text:p>先河环保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7">
            <text:p>7</text:p>
          </table:table-cell>
          <table:table-cell office:value-type="string">
            <text:p>600068</text:p>
          </table:table-cell>
          <table:table-cell office:value-type="string">
            <text:p>葛洲坝</text:p>
          </table:table-cell>
        </table:table-row>
        <table:table-row table:style-name="ro2">
          <table:table-cell office:value-type="string">
            <text:p>水利</text:p>
          </table:table-cell>
          <table:table-cell office:value-type="float" office:value="12">
            <text:p>12</text:p>
          </table:table-cell>
          <table:table-cell office:value-type="string">
            <text:p>600075</text:p>
          </table:table-cell>
          <table:table-cell office:value-type="string">
            <text:p>*ST新业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8">
            <text:p>18</text:p>
          </table:table-cell>
          <table:table-cell office:value-type="string">
            <text:p>600116</text:p>
          </table:table-cell>
          <table:table-cell office:value-type="string">
            <text:p>三峡水利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8">
            <text:p>8</text:p>
          </table:table-cell>
          <table:table-cell office:value-type="string">
            <text:p>600131</text:p>
          </table:table-cell>
          <table:table-cell office:value-type="string">
            <text:p>岷江水电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">
            <text:p>1</text:p>
          </table:table-cell>
          <table:table-cell office:value-type="string">
            <text:p>600283</text:p>
          </table:table-cell>
          <table:table-cell office:value-type="string">
            <text:p>钱江水利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1">
            <text:p>11</text:p>
          </table:table-cell>
          <table:table-cell office:value-type="string">
            <text:p>600502</text:p>
          </table:table-cell>
          <table:table-cell office:value-type="string">
            <text:p>安徽水利</text:p>
          </table:table-cell>
        </table:table-row>
        <table:table-row table:style-name="ro1">
          <table:table-cell office:value-type="string">
            <text:p>水利</text:p>
          </table:table-cell>
          <table:table-cell office:value-type="float" office:value="10">
            <text:p>10</text:p>
          </table:table-cell>
          <table:table-cell office:value-type="string">
            <text:p>601669</text:p>
          </table:table-cell>
          <table:table-cell office:value-type="string">
            <text:p>中国电建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8">
            <text:p>8</text:p>
          </table:table-cell>
          <table:table-cell office:value-type="string">
            <text:p>000099</text:p>
          </table:table-cell>
          <table:table-cell office:value-type="string">
            <text:p>中信海直</text:p>
          </table:table-cell>
        </table:table-row>
        <table:table-row table:style-name="ro2">
          <table:table-cell office:value-type="string">
            <text:p>通用航空</text:p>
          </table:table-cell>
          <table:table-cell office:value-type="float" office:value="4">
            <text:p>4</text:p>
          </table:table-cell>
          <table:table-cell office:value-type="string">
            <text:p>000571</text:p>
          </table:table-cell>
          <table:table-cell office:value-type="string">
            <text:p>新大洲A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11">
            <text:p>11</text:p>
          </table:table-cell>
          <table:table-cell office:value-type="string">
            <text:p>002023</text:p>
          </table:table-cell>
          <table:table-cell office:value-type="string">
            <text:p>海特高新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12">
            <text:p>12</text:p>
          </table:table-cell>
          <table:table-cell office:value-type="string">
            <text:p>002111</text:p>
          </table:table-cell>
          <table:table-cell office:value-type="string">
            <text:p>威海广泰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10">
            <text:p>10</text:p>
          </table:table-cell>
          <table:table-cell office:value-type="string">
            <text:p>002253</text:p>
          </table:table-cell>
          <table:table-cell office:value-type="string">
            <text:p>川大智胜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1">
            <text:p>1</text:p>
          </table:table-cell>
          <table:table-cell office:value-type="string">
            <text:p>002260</text:p>
          </table:table-cell>
          <table:table-cell office:value-type="string">
            <text:p>伊立浦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6">
            <text:p>6</text:p>
          </table:table-cell>
          <table:table-cell office:value-type="string">
            <text:p>300185</text:p>
          </table:table-cell>
          <table:table-cell office:value-type="string">
            <text:p>通裕重工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9">
            <text:p>9</text:p>
          </table:table-cell>
          <table:table-cell office:value-type="string">
            <text:p>600038</text:p>
          </table:table-cell>
          <table:table-cell office:value-type="string">
            <text:p>哈飞股份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2">
            <text:p>2</text:p>
          </table:table-cell>
          <table:table-cell office:value-type="string">
            <text:p>600316</text:p>
          </table:table-cell>
          <table:table-cell office:value-type="string">
            <text:p>洪都航空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7">
            <text:p>7</text:p>
          </table:table-cell>
          <table:table-cell office:value-type="string">
            <text:p>600523</text:p>
          </table:table-cell>
          <table:table-cell office:value-type="string">
            <text:p>贵航股份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5">
            <text:p>5</text:p>
          </table:table-cell>
          <table:table-cell office:value-type="string">
            <text:p>600862</text:p>
          </table:table-cell>
          <table:table-cell office:value-type="string">
            <text:p>南通科技</text:p>
          </table:table-cell>
        </table:table-row>
        <table:table-row table:style-name="ro1">
          <table:table-cell office:value-type="string">
            <text:p>通用航空</text:p>
          </table:table-cell>
          <table:table-cell office:value-type="float" office:value="3">
            <text:p>3</text:p>
          </table:table-cell>
          <table:table-cell office:value-type="string">
            <text:p>600990</text:p>
          </table:table-cell>
          <table:table-cell office:value-type="string">
            <text:p>四创电子</text:p>
          </table:table-cell>
        </table:table-row>
      </table:table>
      <table:table table:name="工作表2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"</text:p>
          </table:table-cell>
          <table:table-cell table:formula="of:=[工作表1.C2]" office:value-type="string" office:string-value="002051">
            <text:p>0020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];[.B1];[.C1];[.D1])" office:value-type="string" office:string-value="&quot;002051&quot;,">
            <text:p>"002051",</text:p>
          </table:table-cell>
          <table:table-cell table:formula="of:=CONCATENATE([.E1:.E18])" office:value-type="string" office:string-value="&quot;002051&quot;,">
            <text:p>"002051",</text:p>
          </table:table-cell>
          <table:table-cell table:number-columns-repeated="13"/>
        </table:table-row>
        <table:table-row table:style-name="ro1">
          <table:table-cell office:value-type="string">
            <text:p>"</text:p>
          </table:table-cell>
          <table:table-cell table:formula="of:=[工作表1.C3]" office:value-type="string" office:string-value="002060">
            <text:p>00206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];[.B2];[.C2];[.D2])" office:value-type="string" office:string-value="&quot;002060&quot;,">
            <text:p>"002060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4]" office:value-type="string" office:string-value="002131">
            <text:p>0021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002131&quot;,">
            <text:p>"002131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5]" office:value-type="string" office:string-value="002205">
            <text:p>00220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002205&quot;,">
            <text:p>"002205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6]" office:value-type="string" office:string-value="002457">
            <text:p>00245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002457&quot;,">
            <text:p>"002457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7]" office:value-type="string" office:string-value="002532">
            <text:p>0025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002532&quot;,">
            <text:p>"002532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8]" office:value-type="string" office:string-value="002586">
            <text:p>0025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002586&quot;,">
            <text:p>"002586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9]" office:value-type="string" office:string-value="002619">
            <text:p>002619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002619&quot;,">
            <text:p>"002619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0]" office:value-type="string" office:string-value="002671">
            <text:p>00267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002671&quot;,">
            <text:p>"002671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1]" office:value-type="string" office:string-value="300021">
            <text:p>30002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300021&quot;,">
            <text:p>"300021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2]" office:value-type="string" office:string-value="300137">
            <text:p>30013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300137&quot;,">
            <text:p>"300137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3]" office:value-type="string" office:string-value="600068">
            <text:p>60006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600068&quot;,">
            <text:p>"600068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4]" office:value-type="string" office:string-value="600075">
            <text:p>60007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075&quot;,">
            <text:p>"600075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5]" office:value-type="string" office:string-value="600116">
            <text:p>60011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600116&quot;,">
            <text:p>"600116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6]" office:value-type="string" office:string-value="600131">
            <text:p>6001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600131&quot;,">
            <text:p>"600131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7]" office:value-type="string" office:string-value="600283">
            <text:p>6002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600283&quot;,">
            <text:p>"600283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8]" office:value-type="string" office:string-value="600502">
            <text:p>60050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600502&quot;,">
            <text:p>"600502",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 table:formula="of:=[工作表1.C19]" office:value-type="string" office:string-value="601669">
            <text:p>601669</text:p>
          </table:table-cell>
          <table:table-cell office:value-type="string">
            <text:p>"</text:p>
          </table:table-cell>
          <table:table-cell/>
          <table:table-cell table:formula="of:=CONCATENATE([.A18];[.B18];[.C18];[.D18])" office:value-type="string" office:string-value="&quot;601669&quot;">
            <text:p>"601669"</text:p>
          </table:table-cell>
          <table:table-cell table:number-columns-repeated="14"/>
        </table:table-row>
        <table:table-row table:style-name="ro1">
          <table:table-cell office:value-type="string">
            <text:p>"</text:p>
          </table:table-cell>
          <table:table-cell/>
          <table:table-cell office:value-type="string">
            <text:p>"</text:p>
          </table:table-cell>
          <table:table-cell office:value-type="string">
            <text:p>,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formula="of:=CONCATENATE([.C21];[.B21];[.C21])" office:value-type="string" office:string-value="&quot;002131&quot;,&quot;002131&quot;,">
            <text:p>"002131","002131",</text:p>
          </table:table-cell>
          <table:table-cell/>
          <table:table-cell office:value-type="string">
            <text:p>"002131",</text:p>
          </table:table-cell>
          <table:table-cell office:value-type="string">
            <text:p>"002051",</text:p>
          </table:table-cell>
          <table:table-cell office:value-type="string">
            <text:p>"002671",</text:p>
          </table:table-cell>
          <table:table-cell office:value-type="string">
            <text:p>"002060",</text:p>
          </table:table-cell>
          <table:table-cell office:value-type="string">
            <text:p>"002457",</text:p>
          </table:table-cell>
          <table:table-cell office:value-type="string">
            <text:p>"600068",</text:p>
          </table:table-cell>
          <table:table-cell office:value-type="string">
            <text:p>"600131",</text:p>
          </table:table-cell>
          <table:table-cell office:value-type="string">
            <text:p>"002532",</text:p>
          </table:table-cell>
          <table:table-cell office:value-type="string">
            <text:p>"601669",</text:p>
          </table:table-cell>
          <table:table-cell office:value-type="string">
            <text:p>"600502",</text:p>
          </table:table-cell>
          <table:table-cell office:value-type="string">
            <text:p>"600075",</text:p>
          </table:table-cell>
          <table:table-cell office:value-type="string">
            <text:p>"002586",</text:p>
          </table:table-cell>
          <table:table-cell office:value-type="string">
            <text:p>"300137",</text:p>
          </table:table-cell>
          <table:table-cell office:value-type="string">
            <text:p>"300021",</text:p>
          </table:table-cell>
          <table:table-cell office:value-type="string">
            <text:p>"002619",</text:p>
          </table:table-cell>
          <table:table-cell office:value-type="string">
            <text:p>"002205",</text:p>
          </table:table-cell>
          <table:table-cell office:value-type="string">
            <text:p>"600116"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CONCATENATE([.C21];#ref!21;[.C21])" office:value-type="float" office:value="0">
            <text:p>#NAME?</text:p>
          </table:table-cell>
          <table:table-cell table:number-columns-repeated="18"/>
        </table:table-row>
        <table:table-row table:style-name="ro1">
          <table:table-cell table:formula="of:=CONCATENATE([.B24];[.C24];[.D24];[.E24];[.F24];[.G24];[.H24];[.I24];[.J24];[.K24];[.L24])" office:value-type="string" office:string-value="&quot;002051&quot;,&quot;002060&quot;,&quot;002131&quot;,&quot;002205&quot;,&quot;002457&quot;,&quot;002532&quot;,&quot;002586&quot;,&quot;002619&quot;,&quot;002671&quot;,&quot;300021&quot;,&quot;300137&quot;,">
            <text:p>"002051","002060","002131","002205","002457","002532","002586","002619","002671","300021","300137",</text:p>
          </table:table-cell>
          <table:table-cell office:value-type="string">
            <text:p>"002051",</text:p>
          </table:table-cell>
          <table:table-cell office:value-type="string">
            <text:p>"002060",</text:p>
          </table:table-cell>
          <table:table-cell office:value-type="string">
            <text:p>"002131",</text:p>
          </table:table-cell>
          <table:table-cell office:value-type="string">
            <text:p>"002205",</text:p>
          </table:table-cell>
          <table:table-cell office:value-type="string">
            <text:p>"002457",</text:p>
          </table:table-cell>
          <table:table-cell office:value-type="string">
            <text:p>"002532",</text:p>
          </table:table-cell>
          <table:table-cell office:value-type="string">
            <text:p>"002586",</text:p>
          </table:table-cell>
          <table:table-cell office:value-type="string">
            <text:p>"002619",</text:p>
          </table:table-cell>
          <table:table-cell office:value-type="string">
            <text:p>"002671",</text:p>
          </table:table-cell>
          <table:table-cell office:value-type="string">
            <text:p>"300021",</text:p>
          </table:table-cell>
          <table:table-cell office:value-type="string">
            <text:p>"300137",</text:p>
          </table:table-cell>
          <table:table-cell table:number-columns-repeated="7"/>
        </table:table-row>
        <table:table-row table:style-name="ro1">
          <table:table-cell table:formula="of:=CONCATENATE([.B25];[.C25];[.D25];[.E25];[.F25];[.G25];[.H25])">
            <text:p/>
          </table:table-cell>
          <table:table-cell table:number-columns-repeated="7"/>
          <table:table-cell table:number-columns-repeated="11"/>
        </table:table-row>
        <table:table-row table:style-name="ro1">
          <table:table-cell table:formula="of:=CONCATENATE([.B26];[.C26];[.D26];[.E26];[.F26];[.G26];[.H26])" office:value-type="string" office:string-value="&quot;600068&quot;,&quot;600075&quot;,&quot;600116&quot;,&quot;600131&quot;,&quot;600283&quot;,&quot;600502&quot;,&quot;601669&quot;">
            <text:p>"600068","600075","600116","600131","600283","600502","601669"</text:p>
          </table:table-cell>
          <table:table-cell office:value-type="string">
            <text:p>"600068",</text:p>
          </table:table-cell>
          <table:table-cell office:value-type="string">
            <text:p>"600075",</text:p>
          </table:table-cell>
          <table:table-cell office:value-type="string">
            <text:p>"600116",</text:p>
          </table:table-cell>
          <table:table-cell office:value-type="string">
            <text:p>"600131",</text:p>
          </table:table-cell>
          <table:table-cell office:value-type="string">
            <text:p>"600283",</text:p>
          </table:table-cell>
          <table:table-cell office:value-type="string">
            <text:p>"600502",</text:p>
          </table:table-cell>
          <table:table-cell office:value-type="string">
            <text:p>"601669"</text:p>
          </table:table-cell>
          <table:table-cell table:number-columns-repeated="11"/>
        </table:table-row>
      </table:table>
      <table:table table:name="工作表3" table:style-name="ta1" table:print="false">
        <table:table-column table:style-name="co5" table:default-cell-style-name="Default"/>
        <table:table-column table:style-name="co1" table:number-columns-repeated="3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代码</text:p>
          </table:table-cell>
          <table:table-cell office:value-type="string">
            <text:p>股票名字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当前价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买一价</text:p>
          </table:table-cell>
          <table:table-cell office:value-type="string">
            <text:p>成交量</text:p>
          </table:table-cell>
          <table:table-cell office:value-type="string">
            <text:p>成交额</text:p>
          </table:table-cell>
          <table:table-cell office:value-type="string">
            <text:p>买一量</text:p>
          </table:table-cell>
          <table:table-cell office:value-type="string">
            <text:p>买一价2</text:p>
          </table:table-cell>
          <table:table-cell office:value-type="string">
            <text:p>买二量</text:p>
          </table:table-cell>
          <table:table-cell office:value-type="string">
            <text:p>买二价</text:p>
          </table:table-cell>
          <table:table-cell office:value-type="string">
            <text:p>买三量</text:p>
          </table:table-cell>
          <table:table-cell office:value-type="string">
            <text:p>买三价</text:p>
          </table:table-cell>
          <table:table-cell office:value-type="string">
            <text:p>买四量</text:p>
          </table:table-cell>
          <table:table-cell office:value-type="string">
            <text:p>买四价</text:p>
          </table:table-cell>
          <table:table-cell office:value-type="string">
            <text:p>买五量</text:p>
          </table:table-cell>
          <table:table-cell office:value-type="string">
            <text:p>买五价</text:p>
          </table:table-cell>
          <table:table-cell office:value-type="string">
            <text:p>卖一量</text:p>
          </table:table-cell>
          <table:table-cell office:value-type="string">
            <text:p>卖一价</text:p>
          </table:table-cell>
          <table:table-cell office:value-type="string">
            <text:p>卖二量</text:p>
          </table:table-cell>
          <table:table-cell office:value-type="string">
            <text:p>卖二价</text:p>
          </table:table-cell>
          <table:table-cell office:value-type="string">
            <text:p>卖三量</text:p>
          </table:table-cell>
          <table:table-cell office:value-type="string">
            <text:p>卖三价</text:p>
          </table:table-cell>
          <table:table-cell office:value-type="string">
            <text:p>卖四量</text:p>
          </table:table-cell>
          <table:table-cell office:value-type="string">
            <text:p>卖四价</text:p>
          </table:table-cell>
          <table:table-cell office:value-type="string">
            <text:p>卖五量</text:p>
          </table:table-cell>
          <table:table-cell office:value-type="string">
            <text:p>卖五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</table:table-row>
      </table:table>
      <table:table table:name="temp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国药一致</text:p>
          </table:table-cell>
          <table:table-cell office:value-type="float" office:value="45.75">
            <text:p>45.75</text:p>
          </table:table-cell>
          <table:table-cell office:value-type="float" office:value="0.06">
            <text:p>0.06</text:p>
          </table:table-cell>
          <table:table-cell office:value-type="string">
            <text:p>0.13%</text:p>
          </table:table-cell>
          <table:table-cell office:value-type="float" office:value="45.69">
            <text:p>45.69</text:p>
          </table:table-cell>
          <table:table-cell office:value-type="float" office:value="45.87">
            <text:p>45.87</text:p>
          </table:table-cell>
          <table:table-cell office:value-type="float" office:value="45.88">
            <text:p>45.88</text:p>
          </table:table-cell>
          <table:table-cell office:value-type="float" office:value="45">
            <text:p>45</text:p>
          </table:table-cell>
          <table:table-cell office:value-type="float" office:value="-414.13">
            <text:p>-414.13</text:p>
          </table:table-cell>
          <table:table-cell office:value-type="float" office:value="19957">
            <text:p>19957</text:p>
          </table:table-cell>
          <table:table-cell office:value-type="float" office:value="9058.1">
            <text:p>9058.1</text:p>
          </table:table-cell>
          <table:table-cell office:value-type="string">
            <text:p>0.86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海王生物</text:p>
          </table:table-cell>
          <table:table-cell office:value-type="float" office:value="10.33">
            <text:p>10.33</text:p>
          </table:table-cell>
          <table:table-cell office:value-type="float" office:value="0.23">
            <text:p>0.23</text:p>
          </table:table-cell>
          <table:table-cell office:value-type="string">
            <text:p>2.28%</text:p>
          </table:table-cell>
          <table:table-cell office:value-type="float" office:value="10.1">
            <text:p>10.1</text:p>
          </table:table-cell>
          <table:table-cell office:value-type="float" office:value="10.12">
            <text:p>10.12</text:p>
          </table:table-cell>
          <table:table-cell office:value-type="float" office:value="10.34">
            <text:p>10.34</text:p>
          </table:table-cell>
          <table:table-cell office:value-type="float" office:value="10.03">
            <text:p>10.03</text:p>
          </table:table-cell>
          <table:table-cell office:value-type="float" office:value="6372.36">
            <text:p>6372.36</text:p>
          </table:table-cell>
          <table:table-cell office:value-type="float" office:value="312073">
            <text:p>312073</text:p>
          </table:table-cell>
          <table:table-cell office:value-type="float" office:value="31781.19">
            <text:p>31781.19</text:p>
          </table:table-cell>
          <table:table-cell office:value-type="string">
            <text:p>4.27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string">
            <text:p>东阿阿胶</text:p>
          </table:table-cell>
          <table:table-cell office:value-type="float" office:value="34.99">
            <text:p>34.99</text:p>
          </table:table-cell>
          <table:table-cell office:value-type="float" office:value="0.17">
            <text:p>0.17</text:p>
          </table:table-cell>
          <table:table-cell office:value-type="string">
            <text:p>0.49%</text:p>
          </table:table-cell>
          <table:table-cell office:value-type="float" office:value="34.82">
            <text:p>34.82</text:p>
          </table:table-cell>
          <table:table-cell office:value-type="float" office:value="34.83">
            <text:p>34.83</text:p>
          </table:table-cell>
          <table:table-cell office:value-type="float" office:value="35.03">
            <text:p>35.03</text:p>
          </table:table-cell>
          <table:table-cell office:value-type="float" office:value="34.59">
            <text:p>34.59</text:p>
          </table:table-cell>
          <table:table-cell office:value-type="float" office:value="1909.64">
            <text:p>1909.64</text:p>
          </table:table-cell>
          <table:table-cell office:value-type="float" office:value="109109">
            <text:p>109109</text:p>
          </table:table-cell>
          <table:table-cell office:value-type="float" office:value="38010.35">
            <text:p>38010.35</text:p>
          </table:table-cell>
          <table:table-cell office:value-type="string">
            <text:p>1.67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string">
            <text:p>云南白药</text:p>
          </table:table-cell>
          <table:table-cell office:value-type="float" office:value="55.85">
            <text:p>55.85</text:p>
          </table:table-cell>
          <table:table-cell office:value-type="float" office:value="1.21">
            <text:p>1.21</text:p>
          </table:table-cell>
          <table:table-cell office:value-type="string">
            <text:p>2.21%</text:p>
          </table:table-cell>
          <table:table-cell office:value-type="float" office:value="54.64">
            <text:p>54.64</text:p>
          </table:table-cell>
          <table:table-cell office:value-type="float" office:value="54.69">
            <text:p>54.69</text:p>
          </table:table-cell>
          <table:table-cell office:value-type="float" office:value="55.85">
            <text:p>55.85</text:p>
          </table:table-cell>
          <table:table-cell office:value-type="float" office:value="54.19">
            <text:p>54.19</text:p>
          </table:table-cell>
          <table:table-cell office:value-type="float" office:value="12149.59">
            <text:p>12149.59</text:p>
          </table:table-cell>
          <table:table-cell office:value-type="float" office:value="211378">
            <text:p>211378</text:p>
          </table:table-cell>
          <table:table-cell office:value-type="float" office:value="116409.37">
            <text:p>116409.37</text:p>
          </table:table-cell>
          <table:table-cell office:value-type="string">
            <text:p>2.0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">
            <text:p>597</text:p>
          </table:table-cell>
          <table:table-cell office:value-type="string">
            <text:p>东北制药</text:p>
          </table:table-cell>
          <table:table-cell office:value-type="float" office:value="12.01">
            <text:p>12.01</text:p>
          </table:table-cell>
          <table:table-cell office:value-type="float" office:value="0.32">
            <text:p>0.32</text:p>
          </table:table-cell>
          <table:table-cell office:value-type="string">
            <text:p>2.74%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2.05">
            <text:p>12.05</text:p>
          </table:table-cell>
          <table:table-cell office:value-type="float" office:value="11.56">
            <text:p>11.56</text:p>
          </table:table-cell>
          <table:table-cell office:value-type="float" office:value="1076.42">
            <text:p>1076.42</text:p>
          </table:table-cell>
          <table:table-cell office:value-type="float" office:value="96984">
            <text:p>96984</text:p>
          </table:table-cell>
          <table:table-cell office:value-type="float" office:value="11434.18">
            <text:p>11434.18</text:p>
          </table:table-cell>
          <table:table-cell office:value-type="string">
            <text:p>2.9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string">
            <text:p>吉林敖东</text:p>
          </table:table-cell>
          <table:table-cell office:value-type="float" office:value="27.18">
            <text:p>27.18</text:p>
          </table:table-cell>
          <table:table-cell office:value-type="float" office:value="0.34">
            <text:p>0.34</text:p>
          </table:table-cell>
          <table:table-cell office:value-type="string">
            <text:p>1.27%</text:p>
          </table:table-cell>
          <table:table-cell office:value-type="float" office:value="26.84">
            <text:p>26.84</text:p>
          </table:table-cell>
          <table:table-cell office:value-type="float" office:value="27.01">
            <text:p>27.01</text:p>
          </table:table-cell>
          <table:table-cell office:value-type="float" office:value="27.85">
            <text:p>27.85</text:p>
          </table:table-cell>
          <table:table-cell office:value-type="float" office:value="26.8">
            <text:p>26.8</text:p>
          </table:table-cell>
          <table:table-cell office:value-type="float" office:value="10675.11">
            <text:p>10675.11</text:p>
          </table:table-cell>
          <table:table-cell office:value-type="float" office:value="430478">
            <text:p>430478</text:p>
          </table:table-cell>
          <table:table-cell office:value-type="float" office:value="117563.29">
            <text:p>117563.29</text:p>
          </table:table-cell>
          <table:table-cell office:value-type="string">
            <text:p>5.46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string">
            <text:p>新华制药</text:p>
          </table:table-cell>
          <table:table-cell office:value-type="float" office:value="8.36">
            <text:p>8.36</text:p>
          </table:table-cell>
          <table:table-cell office:value-type="float" office:value="-0.06">
            <text:p>-0.06</text:p>
          </table:table-cell>
          <table:table-cell office:value-type="string">
            <text:p>-0.71%</text:p>
          </table:table-cell>
          <table:table-cell office:value-type="float" office:value="8.42">
            <text:p>8.42</text:p>
          </table:table-cell>
          <table:table-cell table:number-columns-repeated="2" office:value-type="float" office:value="8.44">
            <text:p>8.44</text:p>
          </table:table-cell>
          <table:table-cell office:value-type="float" office:value="8.28">
            <text:p>8.28</text:p>
          </table:table-cell>
          <table:table-cell office:value-type="float" office:value="-924.81">
            <text:p>-924.81</text:p>
          </table:table-cell>
          <table:table-cell office:value-type="float" office:value="67049">
            <text:p>67049</text:p>
          </table:table-cell>
          <table:table-cell office:value-type="float" office:value="5583.34">
            <text:p>5583.34</text:p>
          </table:table-cell>
          <table:table-cell office:value-type="string">
            <text:p>2.18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  <table:table-cell office:value-type="string">
            <text:p>通化金马</text:p>
          </table:table-cell>
          <table:table-cell office:value-type="float" office:value="7.79">
            <text:p>7.79</text:p>
          </table:table-cell>
          <table:table-cell office:value-type="float" office:value="0.02">
            <text:p>0.02</text:p>
          </table:table-cell>
          <table:table-cell office:value-type="string">
            <text:p>0.26%</text:p>
          </table:table-cell>
          <table:table-cell table:number-columns-repeated="2" office:value-type="float" office:value="7.77">
            <text:p>7.77</text:p>
          </table:table-cell>
          <table:table-cell office:value-type="float" office:value="7.85">
            <text:p>7.85</text:p>
          </table:table-cell>
          <table:table-cell office:value-type="float" office:value="7.7">
            <text:p>7.7</text:p>
          </table:table-cell>
          <table:table-cell office:value-type="float" office:value="72.63">
            <text:p>72.63</text:p>
          </table:table-cell>
          <table:table-cell office:value-type="float" office:value="74754">
            <text:p>74754</text:p>
          </table:table-cell>
          <table:table-cell office:value-type="float" office:value="5816.29">
            <text:p>5816.29</text:p>
          </table:table-cell>
          <table:table-cell office:value-type="string">
            <text:p>1.66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string">
            <text:p>北大医药</text:p>
          </table:table-cell>
          <table:table-cell office:value-type="float" office:value="17.81">
            <text:p>17.81</text:p>
          </table:table-cell>
          <table:table-cell office:value-type="float" office:value="0.47">
            <text:p>0.47</text:p>
          </table:table-cell>
          <table:table-cell office:value-type="string">
            <text:p>2.71%</text:p>
          </table:table-cell>
          <table:table-cell table:number-columns-repeated="2" office:value-type="float" office:value="17.34">
            <text:p>17.34</text:p>
          </table:table-cell>
          <table:table-cell office:value-type="float" office:value="17.88">
            <text:p>17.88</text:p>
          </table:table-cell>
          <table:table-cell office:value-type="float" office:value="17.19">
            <text:p>17.19</text:p>
          </table:table-cell>
          <table:table-cell office:value-type="float" office:value="3387.22">
            <text:p>3387.22</text:p>
          </table:table-cell>
          <table:table-cell office:value-type="float" office:value="286618">
            <text:p>286618</text:p>
          </table:table-cell>
          <table:table-cell office:value-type="float" office:value="50443.37">
            <text:p>50443.37</text:p>
          </table:table-cell>
          <table:table-cell office:value-type="string">
            <text:p>5.1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9">
            <text:p>919</text:p>
          </table:table-cell>
          <table:table-cell office:value-type="string">
            <text:p>金陵药业</text:p>
          </table:table-cell>
          <table:table-cell office:value-type="float" office:value="14.69">
            <text:p>14.69</text:p>
          </table:table-cell>
          <table:table-cell office:value-type="float" office:value="0.12">
            <text:p>0.12</text:p>
          </table:table-cell>
          <table:table-cell office:value-type="string">
            <text:p>0.82%</text:p>
          </table:table-cell>
          <table:table-cell table:number-columns-repeated="2" office:value-type="float" office:value="14.57">
            <text:p>14.57</text:p>
          </table:table-cell>
          <table:table-cell office:value-type="float" office:value="14.69">
            <text:p>14.69</text:p>
          </table:table-cell>
          <table:table-cell office:value-type="float" office:value="14.28">
            <text:p>14.28</text:p>
          </table:table-cell>
          <table:table-cell office:value-type="float" office:value="-1270.9">
            <text:p>-1270.9</text:p>
          </table:table-cell>
          <table:table-cell office:value-type="float" office:value="88433">
            <text:p>88433</text:p>
          </table:table-cell>
          <table:table-cell office:value-type="float" office:value="12781.09">
            <text:p>12781.09</text:p>
          </table:table-cell>
          <table:table-cell office:value-type="string">
            <text:p>3.21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2">
            <text:p>952</text:p>
          </table:table-cell>
          <table:table-cell office:value-type="string">
            <text:p>广济药业</text:p>
          </table:table-cell>
          <table:table-cell office:value-type="float" office:value="12.3">
            <text:p>12.3</text:p>
          </table:table-cell>
          <table:table-cell office:value-type="float" office:value="-0.1">
            <text:p>-0.1</text:p>
          </table:table-cell>
          <table:table-cell office:value-type="string">
            <text:p>-0.81%</text:p>
          </table:table-cell>
          <table:table-cell office:value-type="float" office:value="12.4">
            <text:p>12.4</text:p>
          </table:table-cell>
          <table:table-cell office:value-type="float" office:value="12.28">
            <text:p>12.28</text:p>
          </table:table-cell>
          <table:table-cell office:value-type="float" office:value="12.44">
            <text:p>12.44</text:p>
          </table:table-cell>
          <table:table-cell office:value-type="float" office:value="12.1">
            <text:p>12.1</text:p>
          </table:table-cell>
          <table:table-cell office:value-type="float" office:value="-1591.48">
            <text:p>-1591.48</text:p>
          </table:table-cell>
          <table:table-cell office:value-type="float" office:value="90009">
            <text:p>90009</text:p>
          </table:table-cell>
          <table:table-cell office:value-type="float" office:value="10999.1">
            <text:p>10999.1</text:p>
          </table:table-cell>
          <table:table-cell office:value-type="string">
            <text:p>3.58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3">
            <text:p>963</text:p>
          </table:table-cell>
          <table:table-cell office:value-type="string">
            <text:p>华东医药</text:p>
          </table:table-cell>
          <table:table-cell office:value-type="float" office:value="53">
            <text:p>53</text:p>
          </table:table-cell>
          <table:table-cell office:value-type="float" office:value="-1.18">
            <text:p>-1.18</text:p>
          </table:table-cell>
          <table:table-cell office:value-type="string">
            <text:p>-2.18%</text:p>
          </table:table-cell>
          <table:table-cell office:value-type="float" office:value="54.18">
            <text:p>54.18</text:p>
          </table:table-cell>
          <table:table-cell table:number-columns-repeated="2" office:value-type="float" office:value="53.88">
            <text:p>53.88</text:p>
          </table:table-cell>
          <table:table-cell office:value-type="float" office:value="52.55">
            <text:p>52.55</text:p>
          </table:table-cell>
          <table:table-cell office:value-type="float" office:value="-1673.15">
            <text:p>-1673.15</text:p>
          </table:table-cell>
          <table:table-cell office:value-type="float" office:value="33707">
            <text:p>33707</text:p>
          </table:table-cell>
          <table:table-cell office:value-type="float" office:value="17823.55">
            <text:p>17823.55</text:p>
          </table:table-cell>
          <table:table-cell office:value-type="string">
            <text:p>0.78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string">
            <text:p>华润三九</text:p>
          </table:table-cell>
          <table:table-cell office:value-type="float" office:value="21.45">
            <text:p>21.45</text:p>
          </table:table-cell>
          <table:table-cell office:value-type="float" office:value="0.03">
            <text:p>0.03</text:p>
          </table:table-cell>
          <table:table-cell office:value-type="string">
            <text:p>0.14%</text:p>
          </table:table-cell>
          <table:table-cell office:value-type="float" office:value="21.42">
            <text:p>21.4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8">
            <text:p>21.18</text:p>
          </table:table-cell>
          <table:table-cell office:value-type="float" office:value="-2591.48">
            <text:p>-2591.48</text:p>
          </table:table-cell>
          <table:table-cell office:value-type="float" office:value="85823">
            <text:p>85823</text:p>
          </table:table-cell>
          <table:table-cell office:value-type="float" office:value="18340.9">
            <text:p>18340.9</text:p>
          </table:table-cell>
          <table:table-cell office:value-type="string">
            <text:p>0.88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华邦颖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8.48">
            <text:p>18.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office:value-type="string">
            <text:p>京新药业</text:p>
          </table:table-cell>
          <table:table-cell office:value-type="float" office:value="19.92">
            <text:p>19.92</text:p>
          </table:table-cell>
          <table:table-cell office:value-type="float" office:value="-0.29">
            <text:p>-0.29</text:p>
          </table:table-cell>
          <table:table-cell office:value-type="string">
            <text:p>-1.43%</text:p>
          </table:table-cell>
          <table:table-cell office:value-type="float" office:value="20.21">
            <text:p>20.21</text:p>
          </table:table-cell>
          <table:table-cell office:value-type="float" office:value="20.26">
            <text:p>20.26</text:p>
          </table:table-cell>
          <table:table-cell office:value-type="float" office:value="20.3">
            <text:p>20.3</text:p>
          </table:table-cell>
          <table:table-cell office:value-type="float" office:value="19.65">
            <text:p>19.65</text:p>
          </table:table-cell>
          <table:table-cell office:value-type="float" office:value="-3227.18">
            <text:p>-3227.18</text:p>
          </table:table-cell>
          <table:table-cell office:value-type="float" office:value="62940">
            <text:p>62940</text:p>
          </table:table-cell>
          <table:table-cell office:value-type="float" office:value="12504.66">
            <text:p>12504.66</text:p>
          </table:table-cell>
          <table:table-cell office:value-type="string">
            <text:p>3.09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9">
            <text:p>2099</text:p>
          </table:table-cell>
          <table:table-cell office:value-type="string">
            <text:p>海翔药业</text:p>
          </table:table-cell>
          <table:table-cell office:value-type="float" office:value="9.81">
            <text:p>9.81</text:p>
          </table:table-cell>
          <table:table-cell office:value-type="float" office:value="-0.03">
            <text:p>-0.03</text:p>
          </table:table-cell>
          <table:table-cell office:value-type="string">
            <text:p>-0.31%</text:p>
          </table:table-cell>
          <table:table-cell office:value-type="float" office:value="9.84">
            <text:p>9.84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9.78">
            <text:p>9.78</text:p>
          </table:table-cell>
          <table:table-cell office:value-type="float" office:value="-1431.01">
            <text:p>-1431.01</text:p>
          </table:table-cell>
          <table:table-cell office:value-type="float" office:value="49167">
            <text:p>49167</text:p>
          </table:table-cell>
          <table:table-cell office:value-type="float" office:value="4829.52">
            <text:p>4829.52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7">
            <text:p>2107</text:p>
          </table:table-cell>
          <table:table-cell office:value-type="string">
            <text:p>沃华医药</text:p>
          </table:table-cell>
          <table:table-cell office:value-type="float" office:value="23.57">
            <text:p>23.57</text:p>
          </table:table-cell>
          <table:table-cell office:value-type="float" office:value="0.52">
            <text:p>0.52</text:p>
          </table:table-cell>
          <table:table-cell office:value-type="string">
            <text:p>2.26%</text:p>
          </table:table-cell>
          <table:table-cell office:value-type="float" office:value="23.05">
            <text:p>23.05</text:p>
          </table:table-cell>
          <table:table-cell office:value-type="float" office:value="23.1">
            <text:p>23.1</text:p>
          </table:table-cell>
          <table:table-cell office:value-type="float" office:value="23.75">
            <text:p>23.75</text:p>
          </table:table-cell>
          <table:table-cell office:value-type="float" office:value="22.98">
            <text:p>22.98</text:p>
          </table:table-cell>
          <table:table-cell office:value-type="float" office:value="1064.5">
            <text:p>1064.5</text:p>
          </table:table-cell>
          <table:table-cell office:value-type="float" office:value="21602">
            <text:p>21602</text:p>
          </table:table-cell>
          <table:table-cell office:value-type="float" office:value="5074.24">
            <text:p>5074.24</text:p>
          </table:table-cell>
          <table:table-cell office:value-type="string">
            <text:p>2.8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8">
            <text:p>2118</text:p>
          </table:table-cell>
          <table:table-cell office:value-type="string">
            <text:p>紫鑫药业</text:p>
          </table:table-cell>
          <table:table-cell office:value-type="float" office:value="15.42">
            <text:p>15.42</text:p>
          </table:table-cell>
          <table:table-cell office:value-type="float" office:value="0.19">
            <text:p>0.19</text:p>
          </table:table-cell>
          <table:table-cell office:value-type="string">
            <text:p>1.25%</text:p>
          </table:table-cell>
          <table:table-cell office:value-type="float" office:value="15.23">
            <text:p>15.23</text:p>
          </table:table-cell>
          <table:table-cell office:value-type="float" office:value="15.19">
            <text:p>15.19</text:p>
          </table:table-cell>
          <table:table-cell office:value-type="float" office:value="15.43">
            <text:p>15.43</text:p>
          </table:table-cell>
          <table:table-cell office:value-type="float" office:value="15.04">
            <text:p>15.04</text:p>
          </table:table-cell>
          <table:table-cell office:value-type="float" office:value="-116.13">
            <text:p>-116.13</text:p>
          </table:table-cell>
          <table:table-cell office:value-type="float" office:value="114487">
            <text:p>114487</text:p>
          </table:table-cell>
          <table:table-cell office:value-type="float" office:value="17415.05">
            <text:p>17415.05</text:p>
          </table:table-cell>
          <table:table-cell office:value-type="string">
            <text:p>2.23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75">
            <text:p>2275</text:p>
          </table:table-cell>
          <table:table-cell office:value-type="string">
            <text:p>桂林三金</text:p>
          </table:table-cell>
          <table:table-cell office:value-type="float" office:value="20.05">
            <text:p>20.05</text:p>
          </table:table-cell>
          <table:table-cell office:value-type="float" office:value="-0.44">
            <text:p>-0.44</text:p>
          </table:table-cell>
          <table:table-cell office:value-type="string">
            <text:p>-2.15%</text:p>
          </table:table-cell>
          <table:table-cell office:value-type="float" office:value="20.49">
            <text:p>20.49</text:p>
          </table:table-cell>
          <table:table-cell office:value-type="float" office:value="20.55">
            <text:p>20.55</text:p>
          </table:table-cell>
          <table:table-cell office:value-type="float" office:value="20.97">
            <text:p>20.97</text:p>
          </table:table-cell>
          <table:table-cell office:value-type="float" office:value="19.91">
            <text:p>19.91</text:p>
          </table:table-cell>
          <table:table-cell office:value-type="float" office:value="1347.14">
            <text:p>1347.14</text:p>
          </table:table-cell>
          <table:table-cell office:value-type="float" office:value="93283">
            <text:p>93283</text:p>
          </table:table-cell>
          <table:table-cell office:value-type="float" office:value="19089.69">
            <text:p>19089.69</text:p>
          </table:table-cell>
          <table:table-cell office:value-type="string">
            <text:p>1.78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6">
            <text:p>300006</text:p>
          </table:table-cell>
          <table:table-cell office:value-type="string">
            <text:p>莱美药业</text:p>
          </table:table-cell>
          <table:table-cell office:value-type="float" office:value="33.3">
            <text:p>33.3</text:p>
          </table:table-cell>
          <table:table-cell office:value-type="float" office:value="0.62">
            <text:p>0.62</text:p>
          </table:table-cell>
          <table:table-cell office:value-type="string">
            <text:p>1.90%</text:p>
          </table:table-cell>
          <table:table-cell table:number-columns-repeated="2" office:value-type="float" office:value="32.68">
            <text:p>32.68</text:p>
          </table:table-cell>
          <table:table-cell office:value-type="float" office:value="33.99">
            <text:p>33.99</text:p>
          </table:table-cell>
          <table:table-cell office:value-type="float" office:value="32.5">
            <text:p>32.5</text:p>
          </table:table-cell>
          <table:table-cell office:value-type="float" office:value="4950.49">
            <text:p>4950.49</text:p>
          </table:table-cell>
          <table:table-cell office:value-type="float" office:value="65961">
            <text:p>65961</text:p>
          </table:table-cell>
          <table:table-cell office:value-type="float" office:value="21841.84">
            <text:p>21841.84</text:p>
          </table:table-cell>
          <table:table-cell office:value-type="string">
            <text:p>4.8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62">
            <text:p>600062</text:p>
          </table:table-cell>
          <table:table-cell office:value-type="string">
            <text:p>华润双鹤</text:p>
          </table:table-cell>
          <table:table-cell office:value-type="float" office:value="21.1">
            <text:p>21.1</text:p>
          </table:table-cell>
          <table:table-cell office:value-type="float" office:value="0.36">
            <text:p>0.36</text:p>
          </table:table-cell>
          <table:table-cell office:value-type="string">
            <text:p>1.74%</text:p>
          </table:table-cell>
          <table:table-cell office:value-type="float" office:value="20.74">
            <text:p>20.74</text:p>
          </table:table-cell>
          <table:table-cell office:value-type="float" office:value="20.8">
            <text:p>20.8</text:p>
          </table:table-cell>
          <table:table-cell office:value-type="float" office:value="21.21">
            <text:p>21.21</text:p>
          </table:table-cell>
          <table:table-cell office:value-type="float" office:value="20.75">
            <text:p>20.75</text:p>
          </table:table-cell>
          <table:table-cell office:value-type="float" office:value="1890.44">
            <text:p>1890.44</text:p>
          </table:table-cell>
          <table:table-cell office:value-type="float" office:value="113540">
            <text:p>113540</text:p>
          </table:table-cell>
          <table:table-cell office:value-type="float" office:value="23866.35">
            <text:p>23866.35</text:p>
          </table:table-cell>
          <table:table-cell office:value-type="string">
            <text:p>1.9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float" office:value="26.1">
            <text:p>26.1</text:p>
          </table:table-cell>
          <table:table-cell office:value-type="float" office:value="0.21">
            <text:p>0.21</text:p>
          </table:table-cell>
          <table:table-cell office:value-type="string">
            <text:p>0.81%</text:p>
          </table:table-cell>
          <table:table-cell office:value-type="float" office:value="25.89">
            <text:p>25.89</text:p>
          </table:table-cell>
          <table:table-cell office:value-type="float" office:value="25.95">
            <text:p>25.95</text:p>
          </table:table-cell>
          <table:table-cell office:value-type="float" office:value="26.43">
            <text:p>26.43</text:p>
          </table:table-cell>
          <table:table-cell office:value-type="float" office:value="25.75">
            <text:p>25.75</text:p>
          </table:table-cell>
          <table:table-cell office:value-type="float" office:value="-661.2">
            <text:p>-661.2</text:p>
          </table:table-cell>
          <table:table-cell office:value-type="float" office:value="96008">
            <text:p>96008</text:p>
          </table:table-cell>
          <table:table-cell office:value-type="float" office:value="25095.06">
            <text:p>25095.06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0085">
            <text:p>600085</text:p>
          </table:table-cell>
          <table:table-cell office:value-type="string">
            <text:p>同仁堂</text:p>
          </table:table-cell>
          <table:table-cell office:value-type="float" office:value="20.11">
            <text:p>20.11</text:p>
          </table:table-cell>
          <table:table-cell office:value-type="float" office:value="0.15">
            <text:p>0.15</text:p>
          </table:table-cell>
          <table:table-cell office:value-type="string">
            <text:p>0.75%</text:p>
          </table:table-cell>
          <table:table-cell office:value-type="float" office:value="19.96">
            <text:p>19.96</text:p>
          </table:table-cell>
          <table:table-cell office:value-type="float" office:value="19.92">
            <text:p>19.92</text:p>
          </table:table-cell>
          <table:table-cell office:value-type="float" office:value="20.12">
            <text:p>20.12</text:p>
          </table:table-cell>
          <table:table-cell office:value-type="float" office:value="19.77">
            <text:p>19.77</text:p>
          </table:table-cell>
          <table:table-cell office:value-type="float" office:value="1828.15">
            <text:p>1828.15</text:p>
          </table:table-cell>
          <table:table-cell office:value-type="float" office:value="186702">
            <text:p>186702</text:p>
          </table:table-cell>
          <table:table-cell office:value-type="float" office:value="37238.7">
            <text:p>37238.7</text:p>
          </table:table-cell>
          <table:table-cell office:value-type="string">
            <text:p>1.42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129">
            <text:p>600129</text:p>
          </table:table-cell>
          <table:table-cell office:value-type="string">
            <text:p>太极集团</text:p>
          </table:table-cell>
          <table:table-cell office:value-type="float" office:value="17.18">
            <text:p>17.18</text:p>
          </table:table-cell>
          <table:table-cell office:value-type="float" office:value="0.62">
            <text:p>0.62</text:p>
          </table:table-cell>
          <table:table-cell office:value-type="string">
            <text:p>3.74%</text:p>
          </table:table-cell>
          <table:table-cell office:value-type="float" office:value="16.56">
            <text:p>16.56</text:p>
          </table:table-cell>
          <table:table-cell office:value-type="float" office:value="16.65">
            <text:p>16.65</text:p>
          </table:table-cell>
          <table:table-cell office:value-type="float" office:value="17.56">
            <text:p>17.56</text:p>
          </table:table-cell>
          <table:table-cell office:value-type="float" office:value="16.58">
            <text:p>16.58</text:p>
          </table:table-cell>
          <table:table-cell office:value-type="float" office:value="3542.79">
            <text:p>3542.79</text:p>
          </table:table-cell>
          <table:table-cell office:value-type="float" office:value="82114">
            <text:p>82114</text:p>
          </table:table-cell>
          <table:table-cell office:value-type="float" office:value="14043.27">
            <text:p>14043.27</text:p>
          </table:table-cell>
          <table:table-cell office:value-type="string">
            <text:p>1.9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0161">
            <text:p>600161</text:p>
          </table:table-cell>
          <table:table-cell office:value-type="string">
            <text:p>天坛生物</text:p>
          </table:table-cell>
          <table:table-cell office:value-type="float" office:value="26.72">
            <text:p>26.72</text:p>
          </table:table-cell>
          <table:table-cell office:value-type="float" office:value="-0.11">
            <text:p>-0.11</text:p>
          </table:table-cell>
          <table:table-cell office:value-type="string">
            <text:p>-0.41%</text:p>
          </table:table-cell>
          <table:table-cell office:value-type="float" office:value="26.83">
            <text:p>26.83</text:p>
          </table:table-cell>
          <table:table-cell office:value-type="float" office:value="26.85">
            <text:p>26.85</text:p>
          </table:table-cell>
          <table:table-cell office:value-type="float" office:value="26.86">
            <text:p>26.86</text:p>
          </table:table-cell>
          <table:table-cell office:value-type="float" office:value="26.46">
            <text:p>26.46</text:p>
          </table:table-cell>
          <table:table-cell office:value-type="float" office:value="-2723.99">
            <text:p>-2723.99</text:p>
          </table:table-cell>
          <table:table-cell office:value-type="float" office:value="48940">
            <text:p>48940</text:p>
          </table:table-cell>
          <table:table-cell office:value-type="float" office:value="13024.2">
            <text:p>13024.2</text:p>
          </table:table-cell>
          <table:table-cell office:value-type="string">
            <text:p>0.95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0196">
            <text:p>600196</text:p>
          </table:table-cell>
          <table:table-cell office:value-type="string">
            <text:p>复星医药</text:p>
          </table:table-cell>
          <table:table-cell office:value-type="float" office:value="20.58">
            <text:p>20.58</text:p>
          </table:table-cell>
          <table:table-cell office:value-type="float" office:value="-0.41">
            <text:p>-0.41</text:p>
          </table:table-cell>
          <table:table-cell office:value-type="string">
            <text:p>-1.95%</text:p>
          </table:table-cell>
          <table:table-cell office:value-type="float" office:value="20.99">
            <text:p>20.99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20.35">
            <text:p>20.35</text:p>
          </table:table-cell>
          <table:table-cell office:value-type="float" office:value="-18526.35">
            <text:p>-18526.35</text:p>
          </table:table-cell>
          <table:table-cell office:value-type="float" office:value="463262">
            <text:p>463262</text:p>
          </table:table-cell>
          <table:table-cell office:value-type="float" office:value="95434.18">
            <text:p>95434.18</text:p>
          </table:table-cell>
          <table:table-cell office:value-type="string">
            <text:p>2.43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0216">
            <text:p>600216</text:p>
          </table:table-cell>
          <table:table-cell office:value-type="string">
            <text:p>浙江医药</text:p>
          </table:table-cell>
          <table:table-cell office:value-type="float" office:value="10.72">
            <text:p>10.72</text:p>
          </table:table-cell>
          <table:table-cell office:value-type="float" office:value="-0.03">
            <text:p>-0.03</text:p>
          </table:table-cell>
          <table:table-cell office:value-type="string">
            <text:p>-0.28%</text:p>
          </table:table-cell>
          <table:table-cell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-3654.48">
            <text:p>-3654.48</text:p>
          </table:table-cell>
          <table:table-cell office:value-type="float" office:value="163793">
            <text:p>163793</text:p>
          </table:table-cell>
          <table:table-cell office:value-type="float" office:value="17525.02">
            <text:p>17525.02</text:p>
          </table:table-cell>
          <table:table-cell office:value-type="string">
            <text:p>1.75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0222">
            <text:p>600222</text:p>
          </table:table-cell>
          <table:table-cell office:value-type="string">
            <text:p>太龙药业</text:p>
          </table:table-cell>
          <table:table-cell office:value-type="float" office:value="7.69">
            <text:p>7.69</text:p>
          </table:table-cell>
          <table:table-cell office:value-type="float" office:value="-0.03">
            <text:p>-0.03</text:p>
          </table:table-cell>
          <table:table-cell office:value-type="string">
            <text:p>-0.39%</text:p>
          </table:table-cell>
          <table:table-cell office:value-type="float" office:value="7.72">
            <text:p>7.72</text:p>
          </table:table-cell>
          <table:table-cell office:value-type="float" office:value="7.74">
            <text:p>7.74</text:p>
          </table:table-cell>
          <table:table-cell office:value-type="float" office:value="7.77">
            <text:p>7.77</text:p>
          </table:table-cell>
          <table:table-cell office:value-type="float" office:value="7.6">
            <text:p>7.6</text:p>
          </table:table-cell>
          <table:table-cell office:value-type="float" office:value="-1681.34">
            <text:p>-1681.34</text:p>
          </table:table-cell>
          <table:table-cell office:value-type="float" office:value="80589">
            <text:p>80589</text:p>
          </table:table-cell>
          <table:table-cell office:value-type="float" office:value="6166.63">
            <text:p>6166.63</text:p>
          </table:table-cell>
          <table:table-cell office:value-type="string">
            <text:p>1.62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252">
            <text:p>600252</text:p>
          </table:table-cell>
          <table:table-cell office:value-type="string">
            <text:p>中恒集团</text:p>
          </table:table-cell>
          <table:table-cell office:value-type="float" office:value="15.28">
            <text:p>15.28</text:p>
          </table:table-cell>
          <table:table-cell office:value-type="float" office:value="0.31">
            <text:p>0.31</text:p>
          </table:table-cell>
          <table:table-cell office:value-type="string">
            <text:p>2.07%</text:p>
          </table:table-cell>
          <table:table-cell office:value-type="float" office:value="14.97">
            <text:p>14.97</text:p>
          </table:table-cell>
          <table:table-cell office:value-type="float" office:value="15.05">
            <text:p>15.05</text:p>
          </table:table-cell>
          <table:table-cell office:value-type="float" office:value="15.55">
            <text:p>15.55</text:p>
          </table:table-cell>
          <table:table-cell office:value-type="float" office:value="15.01">
            <text:p>15.01</text:p>
          </table:table-cell>
          <table:table-cell office:value-type="float" office:value="6092.1">
            <text:p>6092.1</text:p>
          </table:table-cell>
          <table:table-cell office:value-type="float" office:value="386398">
            <text:p>386398</text:p>
          </table:table-cell>
          <table:table-cell office:value-type="float" office:value="59216.97">
            <text:p>59216.97</text:p>
          </table:table-cell>
          <table:table-cell office:value-type="string">
            <text:p>3.54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267">
            <text:p>600267</text:p>
          </table:table-cell>
          <table:table-cell office:value-type="string">
            <text:p>海正药业</text:p>
          </table:table-cell>
          <table:table-cell office:value-type="float" office:value="16.64">
            <text:p>16.64</text:p>
          </table:table-cell>
          <table:table-cell office:value-type="float" office:value="0.05">
            <text:p>0.05</text:p>
          </table:table-cell>
          <table:table-cell office:value-type="string">
            <text:p>0.30%</text:p>
          </table:table-cell>
          <table:table-cell office:value-type="float" office:value="16.59">
            <text:p>16.59</text:p>
          </table:table-cell>
          <table:table-cell office:value-type="float" office:value="16.56">
            <text:p>16.56</text:p>
          </table:table-cell>
          <table:table-cell office:value-type="float" office:value="16.7">
            <text:p>16.7</text:p>
          </table:table-cell>
          <table:table-cell office:value-type="float" office:value="16.51">
            <text:p>16.51</text:p>
          </table:table-cell>
          <table:table-cell office:value-type="float" office:value="334.29">
            <text:p>334.29</text:p>
          </table:table-cell>
          <table:table-cell office:value-type="float" office:value="113304">
            <text:p>113304</text:p>
          </table:table-cell>
          <table:table-cell office:value-type="float" office:value="18810.42">
            <text:p>18810.4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276">
            <text:p>600276</text:p>
          </table:table-cell>
          <table:table-cell office:value-type="string">
            <text:p>恒瑞医药</text:p>
          </table:table-cell>
          <table:table-cell office:value-type="float" office:value="36.27">
            <text:p>36.27</text:p>
          </table:table-cell>
          <table:table-cell office:value-type="float" office:value="-0.31">
            <text:p>-0.31</text:p>
          </table:table-cell>
          <table:table-cell office:value-type="string">
            <text:p>-0.85%</text:p>
          </table:table-cell>
          <table:table-cell office:value-type="float" office:value="36.58">
            <text:p>36.58</text:p>
          </table:table-cell>
          <table:table-cell office:value-type="float" office:value="36.6">
            <text:p>36.6</text:p>
          </table:table-cell>
          <table:table-cell office:value-type="float" office:value="36.75">
            <text:p>36.75</text:p>
          </table:table-cell>
          <table:table-cell office:value-type="float" office:value="35.5">
            <text:p>35.5</text:p>
          </table:table-cell>
          <table:table-cell office:value-type="float" office:value="-9908.88">
            <text:p>-9908.88</text:p>
          </table:table-cell>
          <table:table-cell office:value-type="float" office:value="181682">
            <text:p>181682</text:p>
          </table:table-cell>
          <table:table-cell office:value-type="float" office:value="65198.38">
            <text:p>65198.38</text:p>
          </table:table-cell>
          <table:table-cell office:value-type="string">
            <text:p>1.2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0285">
            <text:p>600285</text:p>
          </table:table-cell>
          <table:table-cell office:value-type="string">
            <text:p>羚锐制药</text:p>
          </table:table-cell>
          <table:table-cell office:value-type="float" office:value="8.54">
            <text:p>8.54</text:p>
          </table:table-cell>
          <table:table-cell office:value-type="float" office:value="0.01">
            <text:p>0.01</text:p>
          </table:table-cell>
          <table:table-cell office:value-type="string">
            <text:p>0.12%</text:p>
          </table:table-cell>
          <table:table-cell office:value-type="float" office:value="8.53">
            <text:p>8.53</text:p>
          </table:table-cell>
          <table:table-cell office:value-type="float" office:value="8.55">
            <text:p>8.55</text:p>
          </table:table-cell>
          <table:table-cell office:value-type="float" office:value="8.58">
            <text:p>8.58</text:p>
          </table:table-cell>
          <table:table-cell office:value-type="float" office:value="8.41">
            <text:p>8.41</text:p>
          </table:table-cell>
          <table:table-cell office:value-type="float" office:value="-1121">
            <text:p>-1121</text:p>
          </table:table-cell>
          <table:table-cell office:value-type="float" office:value="127065">
            <text:p>127065</text:p>
          </table:table-cell>
          <table:table-cell office:value-type="float" office:value="10796.55">
            <text:p>10796.55</text:p>
          </table:table-cell>
          <table:table-cell office:value-type="string">
            <text:p>2.76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0297">
            <text:p>600297</text:p>
          </table:table-cell>
          <table:table-cell office:value-type="string">
            <text:p>美罗药业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0.31">
            <text:p>10.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329">
            <text:p>600329</text:p>
          </table:table-cell>
          <table:table-cell office:value-type="string">
            <text:p>中新药业</text:p>
          </table:table-cell>
          <table:table-cell office:value-type="float" office:value="15.35">
            <text:p>15.35</text:p>
          </table:table-cell>
          <table:table-cell office:value-type="float" office:value="0.17">
            <text:p>0.17</text:p>
          </table:table-cell>
          <table:table-cell office:value-type="string">
            <text:p>1.12%</text:p>
          </table:table-cell>
          <table:table-cell table:number-columns-repeated="2" office:value-type="float" office:value="15.18">
            <text:p>15.18</text:p>
          </table:table-cell>
          <table:table-cell office:value-type="float" office:value="15.36">
            <text:p>15.36</text:p>
          </table:table-cell>
          <table:table-cell office:value-type="float" office:value="14.99">
            <text:p>14.99</text:p>
          </table:table-cell>
          <table:table-cell office:value-type="float" office:value="462.41">
            <text:p>462.41</text:p>
          </table:table-cell>
          <table:table-cell office:value-type="float" office:value="65380">
            <text:p>65380</text:p>
          </table:table-cell>
          <table:table-cell office:value-type="float" office:value="9928.25">
            <text:p>9928.25</text:p>
          </table:table-cell>
          <table:table-cell office:value-type="string">
            <text:p>1.23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351">
            <text:p>600351</text:p>
          </table:table-cell>
          <table:table-cell office:value-type="string">
            <text:p>亚宝药业</text:p>
          </table:table-cell>
          <table:table-cell office:value-type="float" office:value="10.01">
            <text:p>10.01</text:p>
          </table:table-cell>
          <table:table-cell office:value-type="float" office:value="0.11">
            <text:p>0.11</text:p>
          </table:table-cell>
          <table:table-cell office:value-type="string">
            <text:p>1.11%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10.07">
            <text:p>10.07</text:p>
          </table:table-cell>
          <table:table-cell office:value-type="float" office:value="9.86">
            <text:p>9.86</text:p>
          </table:table-cell>
          <table:table-cell office:value-type="float" office:value="1561.77">
            <text:p>1561.77</text:p>
          </table:table-cell>
          <table:table-cell office:value-type="float" office:value="154932">
            <text:p>154932</text:p>
          </table:table-cell>
          <table:table-cell office:value-type="float" office:value="15434.5">
            <text:p>15434.5</text:p>
          </table:table-cell>
          <table:table-cell office:value-type="string">
            <text:p>2.4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380">
            <text:p>600380</text:p>
          </table:table-cell>
          <table:table-cell office:value-type="string">
            <text:p>健康元</text:p>
          </table:table-cell>
          <table:table-cell office:value-type="float" office:value="7.29">
            <text:p>7.29</text:p>
          </table:table-cell>
          <table:table-cell office:value-type="float" office:value="0.16">
            <text:p>0.16</text:p>
          </table:table-cell>
          <table:table-cell office:value-type="string">
            <text:p>2.24%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-527.52">
            <text:p>-527.52</text:p>
          </table:table-cell>
          <table:table-cell office:value-type="float" office:value="282377">
            <text:p>282377</text:p>
          </table:table-cell>
          <table:table-cell office:value-type="float" office:value="20082.55">
            <text:p>20082.55</text:p>
          </table:table-cell>
          <table:table-cell office:value-type="string">
            <text:p>1.83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0422">
            <text:p>600422</text:p>
          </table:table-cell>
          <table:table-cell office:value-type="string">
            <text:p>昆明制药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7.17">
            <text:p>27.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0479">
            <text:p>600479</text:p>
          </table:table-cell>
          <table:table-cell office:value-type="string">
            <text:p>千金药业</text:p>
          </table:table-cell>
          <table:table-cell office:value-type="float" office:value="17.11">
            <text:p>17.11</text:p>
          </table:table-cell>
          <table:table-cell office:value-type="float" office:value="-0.05">
            <text:p>-0.05</text:p>
          </table:table-cell>
          <table:table-cell office:value-type="string">
            <text:p>-0.29%</text:p>
          </table:table-cell>
          <table:table-cell office:value-type="float" office:value="17.16">
            <text:p>17.16</text:p>
          </table:table-cell>
          <table:table-cell office:value-type="float" office:value="17.18">
            <text:p>17.18</text:p>
          </table:table-cell>
          <table:table-cell office:value-type="float" office:value="17.47">
            <text:p>17.47</text:p>
          </table:table-cell>
          <table:table-cell office:value-type="float" office:value="16.7">
            <text:p>16.7</text:p>
          </table:table-cell>
          <table:table-cell office:value-type="float" office:value="-1515.13">
            <text:p>-1515.13</text:p>
          </table:table-cell>
          <table:table-cell office:value-type="float" office:value="43595">
            <text:p>43595</text:p>
          </table:table-cell>
          <table:table-cell office:value-type="float" office:value="7443.57">
            <text:p>7443.57</text:p>
          </table:table-cell>
          <table:table-cell office:value-type="string">
            <text:p>1.43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511">
            <text:p>600511</text:p>
          </table:table-cell>
          <table:table-cell office:value-type="string">
            <text:p>国药股份</text:p>
          </table:table-cell>
          <table:table-cell office:value-type="float" office:value="27.57">
            <text:p>27.57</text:p>
          </table:table-cell>
          <table:table-cell office:value-type="float" office:value="0.52">
            <text:p>0.52</text:p>
          </table:table-cell>
          <table:table-cell office:value-type="string">
            <text:p>1.92%</text:p>
          </table:table-cell>
          <table:table-cell office:value-type="float" office:value="27.05">
            <text:p>27.05</text:p>
          </table:table-cell>
          <table:table-cell office:value-type="float" office:value="27">
            <text:p>27</text:p>
          </table:table-cell>
          <table:table-cell office:value-type="float" office:value="27.88">
            <text:p>27.88</text:p>
          </table:table-cell>
          <table:table-cell office:value-type="float" office:value="26.99">
            <text:p>26.99</text:p>
          </table:table-cell>
          <table:table-cell office:value-type="float" office:value="-97.46">
            <text:p>-97.46</text:p>
          </table:table-cell>
          <table:table-cell office:value-type="float" office:value="33281">
            <text:p>33281</text:p>
          </table:table-cell>
          <table:table-cell office:value-type="float" office:value="9145.67">
            <text:p>9145.67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518">
            <text:p>600518</text:p>
          </table:table-cell>
          <table:table-cell office:value-type="string">
            <text:p>康美药业</text:p>
          </table:table-cell>
          <table:table-cell office:value-type="float" office:value="15.69">
            <text:p>15.69</text:p>
          </table:table-cell>
          <table:table-cell office:value-type="float" office:value="-0.03">
            <text:p>-0.03</text:p>
          </table:table-cell>
          <table:table-cell office:value-type="string">
            <text:p>-0.19%</text:p>
          </table:table-cell>
          <table:table-cell office:value-type="float" office:value="15.72">
            <text:p>15.72</text:p>
          </table:table-cell>
          <table:table-cell office:value-type="float" office:value="15.73">
            <text:p>15.73</text:p>
          </table:table-cell>
          <table:table-cell office:value-type="float" office:value="15.75">
            <text:p>15.75</text:p>
          </table:table-cell>
          <table:table-cell office:value-type="float" office:value="15.54">
            <text:p>15.54</text:p>
          </table:table-cell>
          <table:table-cell office:value-type="float" office:value="3926.47">
            <text:p>3926.47</text:p>
          </table:table-cell>
          <table:table-cell office:value-type="float" office:value="436045">
            <text:p>436045</text:p>
          </table:table-cell>
          <table:table-cell office:value-type="float" office:value="68115.92">
            <text:p>68115.92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0535">
            <text:p>600535</text:p>
          </table:table-cell>
          <table:table-cell office:value-type="string">
            <text:p>天士力</text:p>
          </table:table-cell>
          <table:table-cell office:value-type="float" office:value="40.01">
            <text:p>40.01</text:p>
          </table:table-cell>
          <table:table-cell office:value-type="float" office:value="-0.02">
            <text:p>-0.02</text:p>
          </table:table-cell>
          <table:table-cell office:value-type="string">
            <text:p>-0.05%</text:p>
          </table:table-cell>
          <table:table-cell office:value-type="float" office:value="40.03">
            <text:p>40.03</text:p>
          </table:table-cell>
          <table:table-cell office:value-type="float" office:value="40.09">
            <text:p>40.09</text:p>
          </table:table-cell>
          <table:table-cell office:value-type="float" office:value="40.1">
            <text:p>40.1</text:p>
          </table:table-cell>
          <table:table-cell office:value-type="float" office:value="39.76">
            <text:p>39.76</text:p>
          </table:table-cell>
          <table:table-cell office:value-type="float" office:value="-7282.79">
            <text:p>-7282.79</text:p>
          </table:table-cell>
          <table:table-cell office:value-type="float" office:value="117125">
            <text:p>117125</text:p>
          </table:table-cell>
          <table:table-cell office:value-type="float" office:value="46700.31">
            <text:p>46700.31</text:p>
          </table:table-cell>
          <table:table-cell office:value-type="string">
            <text:p>1.13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557">
            <text:p>600557</text:p>
          </table:table-cell>
          <table:table-cell office:value-type="string">
            <text:p>康缘药业</text:p>
          </table:table-cell>
          <table:table-cell office:value-type="float" office:value="25.57">
            <text:p>25.57</text:p>
          </table:table-cell>
          <table:table-cell office:value-type="float" office:value="-0.03">
            <text:p>-0.03</text:p>
          </table:table-cell>
          <table:table-cell office:value-type="string">
            <text:p>-0.12%</text:p>
          </table:table-cell>
          <table:table-cell office:value-type="float" office:value="25.6">
            <text:p>25.6</text:p>
          </table:table-cell>
          <table:table-cell office:value-type="float" office:value="25.62">
            <text:p>25.62</text:p>
          </table:table-cell>
          <table:table-cell office:value-type="float" office:value="25.83">
            <text:p>25.83</text:p>
          </table:table-cell>
          <table:table-cell office:value-type="float" office:value="25.31">
            <text:p>25.31</text:p>
          </table:table-cell>
          <table:table-cell office:value-type="float" office:value="-3011.81">
            <text:p>-3011.81</text:p>
          </table:table-cell>
          <table:table-cell office:value-type="float" office:value="78753">
            <text:p>78753</text:p>
          </table:table-cell>
          <table:table-cell office:value-type="float" office:value="20132.8">
            <text:p>20132.8</text:p>
          </table:table-cell>
          <table:table-cell office:value-type="string">
            <text:p>2.14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0572">
            <text:p>600572</text:p>
          </table:table-cell>
          <table:table-cell office:value-type="string">
            <text:p>康恩贝</text:p>
          </table:table-cell>
          <table:table-cell office:value-type="float" office:value="16.2">
            <text:p>16.2</text:p>
          </table:table-cell>
          <table:table-cell office:value-type="float" office:value="-0.1">
            <text:p>-0.1</text:p>
          </table:table-cell>
          <table:table-cell office:value-type="string">
            <text:p>-0.61%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35">
            <text:p>16.35</text:p>
          </table:table-cell>
          <table:table-cell office:value-type="float" office:value="16.02">
            <text:p>16.02</text:p>
          </table:table-cell>
          <table:table-cell office:value-type="float" office:value="-4132.91">
            <text:p>-4132.91</text:p>
          </table:table-cell>
          <table:table-cell office:value-type="float" office:value="93577">
            <text:p>93577</text:p>
          </table:table-cell>
          <table:table-cell office:value-type="float" office:value="15096.71">
            <text:p>15096.71</text:p>
          </table:table-cell>
          <table:table-cell office:value-type="string">
            <text:p>1.3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664">
            <text:p>600664</text:p>
          </table:table-cell>
          <table:table-cell office:value-type="string">
            <text:p>哈药股份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1.27%</text:p>
          </table:table-cell>
          <table:table-cell office:value-type="float" office:value="7.9">
            <text:p>7.9</text:p>
          </table:table-cell>
          <table:table-cell office:value-type="float" office:value="7.91">
            <text:p>7.91</text:p>
          </table:table-cell>
          <table:table-cell office:value-type="float" office:value="8.05">
            <text:p>8.05</text:p>
          </table:table-cell>
          <table:table-cell office:value-type="float" office:value="7.9">
            <text:p>7.9</text:p>
          </table:table-cell>
          <table:table-cell office:value-type="float" office:value="1206.9">
            <text:p>1206.9</text:p>
          </table:table-cell>
          <table:table-cell office:value-type="float" office:value="240267">
            <text:p>240267</text:p>
          </table:table-cell>
          <table:table-cell office:value-type="float" office:value="19169.68">
            <text:p>19169.68</text:p>
          </table:table-cell>
          <table:table-cell office:value-type="string">
            <text:p>2.28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0666">
            <text:p>600666</text:p>
          </table:table-cell>
          <table:table-cell office:value-type="string">
            <text:p>西南药业</text:p>
          </table:table-cell>
          <table:table-cell office:value-type="float" office:value="15.98">
            <text:p>15.98</text:p>
          </table:table-cell>
          <table:table-cell office:value-type="float" office:value="0.24">
            <text:p>0.24</text:p>
          </table:table-cell>
          <table:table-cell office:value-type="string">
            <text:p>1.52%</text:p>
          </table:table-cell>
          <table:table-cell office:value-type="float" office:value="15.74">
            <text:p>15.74</text:p>
          </table:table-cell>
          <table:table-cell office:value-type="float" office:value="16.2">
            <text:p>16.2</text:p>
          </table:table-cell>
          <table:table-cell office:value-type="float" office:value="16.59">
            <text:p>16.59</text:p>
          </table:table-cell>
          <table:table-cell office:value-type="float" office:value="15.85">
            <text:p>15.85</text:p>
          </table:table-cell>
          <table:table-cell office:value-type="float" office:value="-12544.04">
            <text:p>-12544.04</text:p>
          </table:table-cell>
          <table:table-cell office:value-type="float" office:value="341772">
            <text:p>341772</text:p>
          </table:table-cell>
          <table:table-cell office:value-type="float" office:value="55473.52">
            <text:p>55473.52</text:p>
          </table:table-cell>
          <table:table-cell office:value-type="string">
            <text:p>11.7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0713">
            <text:p>600713</text:p>
          </table:table-cell>
          <table:table-cell office:value-type="string">
            <text:p>南京医药</text:p>
          </table:table-cell>
          <table:table-cell office:value-type="float" office:value="8.15">
            <text:p>8.15</text:p>
          </table:table-cell>
          <table:table-cell office:value-type="float" office:value="0.08">
            <text:p>0.08</text:p>
          </table:table-cell>
          <table:table-cell office:value-type="string">
            <text:p>0.99%</text:p>
          </table:table-cell>
          <table:table-cell office:value-type="float" office:value="8.07">
            <text:p>8.07</text:p>
          </table:table-cell>
          <table:table-cell office:value-type="float" office:value="8.08">
            <text:p>8.08</text:p>
          </table:table-cell>
          <table:table-cell office:value-type="float" office:value="8.24">
            <text:p>8.24</text:p>
          </table:table-cell>
          <table:table-cell office:value-type="float" office:value="7.93">
            <text:p>7.93</text:p>
          </table:table-cell>
          <table:table-cell office:value-type="float" office:value="5001.1">
            <text:p>5001.1</text:p>
          </table:table-cell>
          <table:table-cell office:value-type="float" office:value="301263">
            <text:p>301263</text:p>
          </table:table-cell>
          <table:table-cell office:value-type="float" office:value="24447.5">
            <text:p>24447.5</text:p>
          </table:table-cell>
          <table:table-cell office:value-type="string">
            <text:p>4.3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750">
            <text:p>600750</text:p>
          </table:table-cell>
          <table:table-cell office:value-type="string">
            <text:p>江中药业</text:p>
          </table:table-cell>
          <table:table-cell office:value-type="float" office:value="21.83">
            <text:p>21.83</text:p>
          </table:table-cell>
          <table:table-cell office:value-type="float" office:value="0.44">
            <text:p>0.44</text:p>
          </table:table-cell>
          <table:table-cell office:value-type="string">
            <text:p>2.06%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22.13">
            <text:p>22.13</text:p>
          </table:table-cell>
          <table:table-cell office:value-type="float" office:value="21.28">
            <text:p>21.28</text:p>
          </table:table-cell>
          <table:table-cell office:value-type="float" office:value="980.56">
            <text:p>980.56</text:p>
          </table:table-cell>
          <table:table-cell office:value-type="float" office:value="67605">
            <text:p>67605</text:p>
          </table:table-cell>
          <table:table-cell office:value-type="float" office:value="14679.14">
            <text:p>14679.14</text:p>
          </table:table-cell>
          <table:table-cell office:value-type="string">
            <text:p>2.25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789">
            <text:p>600789</text:p>
          </table:table-cell>
          <table:table-cell office:value-type="string">
            <text:p>鲁抗医药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string">
            <text:p>4.35%</text:p>
          </table:table-cell>
          <table:table-cell office:value-type="float" office:value="9.2">
            <text:p>9.2</text:p>
          </table:table-cell>
          <table:table-cell office:value-type="float" office:value="9.16">
            <text:p>9.16</text:p>
          </table:table-cell>
          <table:table-cell office:value-type="float" office:value="9.67">
            <text:p>9.67</text:p>
          </table:table-cell>
          <table:table-cell office:value-type="float" office:value="9.12">
            <text:p>9.12</text:p>
          </table:table-cell>
          <table:table-cell office:value-type="float" office:value="6605.51">
            <text:p>6605.51</text:p>
          </table:table-cell>
          <table:table-cell office:value-type="float" office:value="600718">
            <text:p>600718</text:p>
          </table:table-cell>
          <table:table-cell office:value-type="float" office:value="56307.92">
            <text:p>56307.92</text:p>
          </table:table-cell>
          <table:table-cell office:value-type="string">
            <text:p>10.33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812">
            <text:p>600812</text:p>
          </table:table-cell>
          <table:table-cell office:value-type="string">
            <text:p>华北制药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6.54">
            <text:p>6.54</text:p>
          </table:table-cell>
          <table:table-cell office:value-type="float" office:value="6.55">
            <text:p>6.55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-3374.96">
            <text:p>-3374.96</text:p>
          </table:table-cell>
          <table:table-cell office:value-type="float" office:value="202096">
            <text:p>202096</text:p>
          </table:table-cell>
          <table:table-cell office:value-type="float" office:value="13119.64">
            <text:p>13119.64</text:p>
          </table:table-cell>
          <table:table-cell office:value-type="string">
            <text:p>1.97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00829">
            <text:p>600829</text:p>
          </table:table-cell>
          <table:table-cell office:value-type="string">
            <text:p>三精制药</text:p>
          </table:table-cell>
          <table:table-cell office:value-type="float" office:value="10.33">
            <text:p>10.33</text:p>
          </table:table-cell>
          <table:table-cell office:value-type="float" office:value="-0.08">
            <text:p>-0.08</text:p>
          </table:table-cell>
          <table:table-cell office:value-type="string">
            <text:p>-0.77%</text:p>
          </table:table-cell>
          <table:table-cell office:value-type="float" office:value="10.41">
            <text:p>10.41</text:p>
          </table:table-cell>
          <table:table-cell office:value-type="float" office:value="10.43">
            <text:p>10.43</text:p>
          </table:table-cell>
          <table:table-cell office:value-type="float" office:value="10.52">
            <text:p>10.52</text:p>
          </table:table-cell>
          <table:table-cell office:value-type="float" office:value="10.28">
            <text:p>10.28</text:p>
          </table:table-cell>
          <table:table-cell office:value-type="float" office:value="-892.34">
            <text:p>-892.34</text:p>
          </table:table-cell>
          <table:table-cell office:value-type="float" office:value="28310">
            <text:p>28310</text:p>
          </table:table-cell>
          <table:table-cell office:value-type="float" office:value="2925.03">
            <text:p>2925.03</text:p>
          </table:table-cell>
          <table:table-cell office:value-type="string">
            <text:p>0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0993">
            <text:p>600993</text:p>
          </table:table-cell>
          <table:table-cell office:value-type="string">
            <text:p>马应龙</text:p>
          </table:table-cell>
          <table:table-cell office:value-type="float" office:value="23.36">
            <text:p>23.36</text:p>
          </table:table-cell>
          <table:table-cell office:value-type="float" office:value="0.34">
            <text:p>0.34</text:p>
          </table:table-cell>
          <table:table-cell office:value-type="string">
            <text:p>1.48%</text:p>
          </table:table-cell>
          <table:table-cell office:value-type="float" office:value="23.02">
            <text:p>23.02</text:p>
          </table:table-cell>
          <table:table-cell office:value-type="float" office:value="22.91">
            <text:p>22.91</text:p>
          </table:table-cell>
          <table:table-cell office:value-type="float" office:value="23.84">
            <text:p>23.84</text:p>
          </table:table-cell>
          <table:table-cell office:value-type="float" office:value="22.91">
            <text:p>22.91</text:p>
          </table:table-cell>
          <table:table-cell office:value-type="float" office:value="539.3">
            <text:p>539.3</text:p>
          </table:table-cell>
          <table:table-cell office:value-type="float" office:value="92662">
            <text:p>92662</text:p>
          </table:table-cell>
          <table:table-cell office:value-type="float" office:value="21632.4">
            <text:p>21632.4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1607">
            <text:p>601607</text:p>
          </table:table-cell>
          <table:table-cell office:value-type="string">
            <text:p>上海医药</text:p>
          </table:table-cell>
          <table:table-cell office:value-type="float" office:value="14.91">
            <text:p>14.91</text:p>
          </table:table-cell>
          <table:table-cell office:value-type="float" office:value="-0.13">
            <text:p>-0.13</text:p>
          </table:table-cell>
          <table:table-cell office:value-type="string">
            <text:p>-0.86%</text:p>
          </table:table-cell>
          <table:table-cell office:value-type="float" office:value="15.04">
            <text:p>15.04</text:p>
          </table:table-cell>
          <table:table-cell office:value-type="float" office:value="15.08">
            <text:p>15.08</text:p>
          </table:table-cell>
          <table:table-cell office:value-type="float" office:value="15.14">
            <text:p>15.14</text:p>
          </table:table-cell>
          <table:table-cell office:value-type="float" office:value="14.7">
            <text:p>14.7</text:p>
          </table:table-cell>
          <table:table-cell office:value-type="float" office:value="-10301.78">
            <text:p>-10301.78</text:p>
          </table:table-cell>
          <table:table-cell office:value-type="float" office:value="351738">
            <text:p>351738</text:p>
          </table:table-cell>
          <table:table-cell office:value-type="float" office:value="52360.34">
            <text:p>52360.34</text:p>
          </table:table-cell>
          <table:table-cell office:value-type="string">
            <text:p>1.83%</text:p>
          </table:table-cell>
          <table:table-cell/>
        </table:table-row>
      </table:table>
      <table:table table:name="temp2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9">
            <text:p>2589</text:p>
          </table:table-cell>
          <table:table-cell office:value-type="string">
            <text:p>瑞康医药</text:p>
          </table:table-cell>
          <table:table-cell office:value-type="float" office:value="31.6">
            <text:p>31.6</text:p>
          </table:table-cell>
          <table:table-cell office:value-type="float" office:value="0.95">
            <text:p>0.95</text:p>
          </table:table-cell>
          <table:table-cell office:value-type="string">
            <text:p>3.10%</text:p>
          </table:table-cell>
          <table:table-cell office:value-type="float" office:value="30.65">
            <text:p>30.65</text:p>
          </table:table-cell>
          <table:table-cell office:value-type="float" office:value="30.7">
            <text:p>30.7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793.73">
            <text:p>793.73</text:p>
          </table:table-cell>
          <table:table-cell office:value-type="float" office:value="27667">
            <text:p>27667</text:p>
          </table:table-cell>
          <table:table-cell office:value-type="float" office:value="8672.35">
            <text:p>8672.35</text:p>
          </table:table-cell>
          <table:table-cell office:value-type="string">
            <text:p>1.91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0">
            <text:p>2690</text:p>
          </table:table-cell>
          <table:table-cell office:value-type="string">
            <text:p>美亚光电</text:p>
          </table:table-cell>
          <table:table-cell office:value-type="float" office:value="42.7">
            <text:p>42.7</text:p>
          </table:table-cell>
          <table:table-cell office:value-type="float" office:value="0.99">
            <text:p>0.99</text:p>
          </table:table-cell>
          <table:table-cell office:value-type="string">
            <text:p>2.37%</text:p>
          </table:table-cell>
          <table:table-cell table:number-columns-repeated="2" office:value-type="float" office:value="41.71">
            <text:p>41.71</text:p>
          </table:table-cell>
          <table:table-cell office:value-type="float" office:value="42.95">
            <text:p>42.95</text:p>
          </table:table-cell>
          <table:table-cell office:value-type="float" office:value="41.1">
            <text:p>41.1</text:p>
          </table:table-cell>
          <table:table-cell office:value-type="float" office:value="626.13">
            <text:p>626.13</text:p>
          </table:table-cell>
          <table:table-cell office:value-type="float" office:value="16343">
            <text:p>16343</text:p>
          </table:table-cell>
          <table:table-cell office:value-type="float" office:value="6909.03">
            <text:p>6909.03</text:p>
          </table:table-cell>
          <table:table-cell office:value-type="string">
            <text:p>1.47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206">
            <text:p>300206</text:p>
          </table:table-cell>
          <table:table-cell office:value-type="string">
            <text:p>理邦仪器</text:p>
          </table:table-cell>
          <table:table-cell office:value-type="float" office:value="21.72">
            <text:p>21.72</text:p>
          </table:table-cell>
          <table:table-cell office:value-type="float" office:value="0.47">
            <text:p>0.47</text:p>
          </table:table-cell>
          <table:table-cell office:value-type="string">
            <text:p>2.21%</text:p>
          </table:table-cell>
          <table:table-cell office:value-type="float" office:value="21.25">
            <text:p>21.25</text:p>
          </table:table-cell>
          <table:table-cell office:value-type="float" office:value="21.3">
            <text:p>21.3</text:p>
          </table:table-cell>
          <table:table-cell office:value-type="float" office:value="21.99">
            <text:p>21.99</text:p>
          </table:table-cell>
          <table:table-cell office:value-type="float" office:value="21.1">
            <text:p>21.1</text:p>
          </table:table-cell>
          <table:table-cell office:value-type="float" office:value="-257.16">
            <text:p>-257.16</text:p>
          </table:table-cell>
          <table:table-cell office:value-type="float" office:value="35692">
            <text:p>35692</text:p>
          </table:table-cell>
          <table:table-cell office:value-type="float" office:value="7730.52">
            <text:p>7730.52</text:p>
          </table:table-cell>
          <table:table-cell office:value-type="string">
            <text:p>3.23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247">
            <text:p>300247</text:p>
          </table:table-cell>
          <table:table-cell office:value-type="string">
            <text:p>桑乐金</text:p>
          </table:table-cell>
          <table:table-cell office:value-type="float" office:value="10.19">
            <text:p>10.19</text:p>
          </table:table-cell>
          <table:table-cell office:value-type="float" office:value="0.14">
            <text:p>0.14</text:p>
          </table:table-cell>
          <table:table-cell office:value-type="string">
            <text:p>1.39%</text:p>
          </table:table-cell>
          <table:table-cell table:number-columns-repeated="2" office:value-type="float" office:value="10.05">
            <text:p>10.05</text:p>
          </table:table-cell>
          <table:table-cell office:value-type="float" office:value="10.39">
            <text:p>10.39</text:p>
          </table:table-cell>
          <table:table-cell office:value-type="float" office:value="10.04">
            <text:p>10.04</text:p>
          </table:table-cell>
          <table:table-cell office:value-type="float" office:value="-157.71">
            <text:p>-157.71</text:p>
          </table:table-cell>
          <table:table-cell office:value-type="float" office:value="88688">
            <text:p>88688</text:p>
          </table:table-cell>
          <table:table-cell office:value-type="float" office:value="9046.21">
            <text:p>9046.21</text:p>
          </table:table-cell>
          <table:table-cell office:value-type="string">
            <text:p>5.35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18">
            <text:p>300018</text:p>
          </table:table-cell>
          <table:table-cell office:value-type="string">
            <text:p>中元华电</text:p>
          </table:table-cell>
          <table:table-cell office:value-type="float" office:value="12.25">
            <text:p>12.25</text:p>
          </table:table-cell>
          <table:table-cell office:value-type="float" office:value="0.15">
            <text:p>0.15</text:p>
          </table:table-cell>
          <table:table-cell office:value-type="string">
            <text:p>1.24%</text:p>
          </table:table-cell>
          <table:table-cell office:value-type="float" office:value="12.1">
            <text:p>12.1</text:p>
          </table:table-cell>
          <table:table-cell office:value-type="float" office:value="12.11">
            <text:p>12.11</text:p>
          </table:table-cell>
          <table:table-cell office:value-type="float" office:value="12.42">
            <text:p>12.42</text:p>
          </table:table-cell>
          <table:table-cell office:value-type="float" office:value="12.01">
            <text:p>12.01</text:p>
          </table:table-cell>
          <table:table-cell office:value-type="float" office:value="-201.5">
            <text:p>-201.5</text:p>
          </table:table-cell>
          <table:table-cell office:value-type="float" office:value="42882">
            <text:p>42882</text:p>
          </table:table-cell>
          <table:table-cell office:value-type="float" office:value="5232.21">
            <text:p>5232.21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298">
            <text:p>300298</text:p>
          </table:table-cell>
          <table:table-cell office:value-type="string">
            <text:p>三诺生物</text:p>
          </table:table-cell>
          <table:table-cell office:value-type="float" office:value="39.02">
            <text:p>39.02</text:p>
          </table:table-cell>
          <table:table-cell office:value-type="float" office:value="0.22">
            <text:p>0.22</text:p>
          </table:table-cell>
          <table:table-cell office:value-type="string">
            <text:p>0.57%</text:p>
          </table:table-cell>
          <table:table-cell office:value-type="float" office:value="38.8">
            <text:p>38.8</text:p>
          </table:table-cell>
          <table:table-cell office:value-type="float" office:value="38.65">
            <text:p>38.65</text:p>
          </table:table-cell>
          <table:table-cell office:value-type="float" office:value="40.07">
            <text:p>40.07</text:p>
          </table:table-cell>
          <table:table-cell office:value-type="float" office:value="38.2">
            <text:p>38.2</text:p>
          </table:table-cell>
          <table:table-cell office:value-type="float" office:value="635.7">
            <text:p>635.7</text:p>
          </table:table-cell>
          <table:table-cell office:value-type="float" office:value="22934">
            <text:p>22934</text:p>
          </table:table-cell>
          <table:table-cell office:value-type="float" office:value="8976.23">
            <text:p>8976.23</text:p>
          </table:table-cell>
          <table:table-cell office:value-type="string">
            <text:p>3.67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1">
            <text:p>2551</text:p>
          </table:table-cell>
          <table:table-cell office:value-type="string">
            <text:p>尚荣医疗</text:p>
          </table:table-cell>
          <table:table-cell office:value-type="float" office:value="27.63">
            <text:p>27.63</text:p>
          </table:table-cell>
          <table:table-cell office:value-type="float" office:value="0.15">
            <text:p>0.15</text:p>
          </table:table-cell>
          <table:table-cell office:value-type="string">
            <text:p>0.55%</text:p>
          </table:table-cell>
          <table:table-cell office:value-type="float" office:value="27.48">
            <text:p>27.48</text:p>
          </table:table-cell>
          <table:table-cell office:value-type="float" office:value="27.26">
            <text:p>27.26</text:p>
          </table:table-cell>
          <table:table-cell office:value-type="float" office:value="28.03">
            <text:p>28.03</text:p>
          </table:table-cell>
          <table:table-cell office:value-type="float" office:value="27.2">
            <text:p>27.2</text:p>
          </table:table-cell>
          <table:table-cell office:value-type="float" office:value="-1452.54">
            <text:p>-1452.54</text:p>
          </table:table-cell>
          <table:table-cell office:value-type="float" office:value="37079">
            <text:p>37079</text:p>
          </table:table-cell>
          <table:table-cell office:value-type="float" office:value="10251.26">
            <text:p>10251.26</text:p>
          </table:table-cell>
          <table:table-cell office:value-type="string">
            <text:p>1.70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6">
            <text:p>566</text:p>
          </table:table-cell>
          <table:table-cell office:value-type="string">
            <text:p>海南海药</text:p>
          </table:table-cell>
          <table:table-cell office:value-type="float" office:value="16.48">
            <text:p>16.48</text:p>
          </table:table-cell>
          <table:table-cell office:value-type="float" office:value="0.08">
            <text:p>0.08</text:p>
          </table:table-cell>
          <table:table-cell office:value-type="string">
            <text:p>0.49%</text:p>
          </table:table-cell>
          <table:table-cell office:value-type="float" office:value="16.4">
            <text:p>16.4</text:p>
          </table:table-cell>
          <table:table-cell office:value-type="float" office:value="16.6">
            <text:p>16.6</text:p>
          </table:table-cell>
          <table:table-cell office:value-type="float" office:value="16.76">
            <text:p>16.76</text:p>
          </table:table-cell>
          <table:table-cell office:value-type="float" office:value="16.4">
            <text:p>16.4</text:p>
          </table:table-cell>
          <table:table-cell office:value-type="float" office:value="-1083.49">
            <text:p>-1083.49</text:p>
          </table:table-cell>
          <table:table-cell office:value-type="float" office:value="59235">
            <text:p>59235</text:p>
          </table:table-cell>
          <table:table-cell office:value-type="float" office:value="9808.83">
            <text:p>9808.83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246">
            <text:p>300246</text:p>
          </table:table-cell>
          <table:table-cell office:value-type="string">
            <text:p>宝莱特</text:p>
          </table:table-cell>
          <table:table-cell office:value-type="float" office:value="28.65">
            <text:p>28.65</text:p>
          </table:table-cell>
          <table:table-cell office:value-type="float" office:value="0.09">
            <text:p>0.09</text:p>
          </table:table-cell>
          <table:table-cell office:value-type="string">
            <text:p>0.31%</text:p>
          </table:table-cell>
          <table:table-cell office:value-type="float" office:value="28.56">
            <text:p>28.56</text:p>
          </table:table-cell>
          <table:table-cell office:value-type="float" office:value="28.01">
            <text:p>28.01</text:p>
          </table:table-cell>
          <table:table-cell office:value-type="float" office:value="28.88">
            <text:p>28.88</text:p>
          </table:table-cell>
          <table:table-cell office:value-type="float" office:value="28.01">
            <text:p>28.01</text:p>
          </table:table-cell>
          <table:table-cell office:value-type="float" office:value="193.11">
            <text:p>193.11</text:p>
          </table:table-cell>
          <table:table-cell office:value-type="float" office:value="20668">
            <text:p>20668</text:p>
          </table:table-cell>
          <table:table-cell office:value-type="float" office:value="5892.75">
            <text:p>5892.75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4">
            <text:p>2614</text:p>
          </table:table-cell>
          <table:table-cell office:value-type="string">
            <text:p>蒙发利</text:p>
          </table:table-cell>
          <table:table-cell office:value-type="float" office:value="15.15">
            <text:p>15.15</text:p>
          </table:table-cell>
          <table:table-cell office:value-type="float" office:value="0.04">
            <text:p>0.04</text:p>
          </table:table-cell>
          <table:table-cell office:value-type="string">
            <text:p>0.26%</text:p>
          </table:table-cell>
          <table:table-cell office:value-type="float" office:value="15.11">
            <text:p>15.11</text:p>
          </table:table-cell>
          <table:table-cell office:value-type="float" office:value="15.18">
            <text:p>15.18</text:p>
          </table:table-cell>
          <table:table-cell office:value-type="float" office:value="15.28">
            <text:p>15.28</text:p>
          </table:table-cell>
          <table:table-cell office:value-type="float" office:value="15.08">
            <text:p>15.08</text:p>
          </table:table-cell>
          <table:table-cell office:value-type="float" office:value="-311.79">
            <text:p>-311.79</text:p>
          </table:table-cell>
          <table:table-cell office:value-type="float" office:value="48512">
            <text:p>48512</text:p>
          </table:table-cell>
          <table:table-cell office:value-type="float" office:value="7358.11">
            <text:p>7358.11</text:p>
          </table:table-cell>
          <table:table-cell office:value-type="string">
            <text:p>2.90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62">
            <text:p>2462</text:p>
          </table:table-cell>
          <table:table-cell office:value-type="string">
            <text:p>嘉事堂</text:p>
          </table:table-cell>
          <table:table-cell office:value-type="float" office:value="24.47">
            <text:p>24.47</text:p>
          </table:table-cell>
          <table:table-cell office:value-type="float" office:value="0.03">
            <text:p>0.03</text:p>
          </table:table-cell>
          <table:table-cell office:value-type="string">
            <text:p>0.12%</text:p>
          </table:table-cell>
          <table:table-cell table:number-columns-repeated="2" office:value-type="float" office:value="24.44">
            <text:p>24.44</text:p>
          </table:table-cell>
          <table:table-cell office:value-type="float" office:value="25.02">
            <text:p>25.02</text:p>
          </table:table-cell>
          <table:table-cell office:value-type="float" office:value="24.28">
            <text:p>24.28</text:p>
          </table:table-cell>
          <table:table-cell office:value-type="float" office:value="-154.05">
            <text:p>-154.05</text:p>
          </table:table-cell>
          <table:table-cell office:value-type="float" office:value="24521">
            <text:p>24521</text:p>
          </table:table-cell>
          <table:table-cell office:value-type="float" office:value="6033.49">
            <text:p>6033.49</text:p>
          </table:table-cell>
          <table:table-cell office:value-type="string">
            <text:p>1.25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318">
            <text:p>300318</text:p>
          </table:table-cell>
          <table:table-cell office:value-type="string">
            <text:p>博晖创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1.32">
            <text:p>21.3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326">
            <text:p>300326</text:p>
          </table:table-cell>
          <table:table-cell office:value-type="string">
            <text:p>凯利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31.22">
            <text:p>31.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244">
            <text:p>300244</text:p>
          </table:table-cell>
          <table:table-cell office:value-type="string">
            <text:p>迪安诊断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43.93">
            <text:p>43.9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82">
            <text:p>2382</text:p>
          </table:table-cell>
          <table:table-cell office:value-type="string">
            <text:p>蓝帆医疗</text:p>
          </table:table-cell>
          <table:table-cell office:value-type="float" office:value="24.8">
            <text:p>24.8</text:p>
          </table:table-cell>
          <table:table-cell office:value-type="float" office:value="-0.02">
            <text:p>-0.02</text:p>
          </table:table-cell>
          <table:table-cell office:value-type="string">
            <text:p>-0.08%</text:p>
          </table:table-cell>
          <table:table-cell office:value-type="float" office:value="24.82">
            <text:p>24.82</text:p>
          </table:table-cell>
          <table:table-cell office:value-type="float" office:value="24.9">
            <text:p>24.9</text:p>
          </table:table-cell>
          <table:table-cell office:value-type="float" office:value="25.16">
            <text:p>25.16</text:p>
          </table:table-cell>
          <table:table-cell office:value-type="float" office:value="24.37">
            <text:p>24.37</text:p>
          </table:table-cell>
          <table:table-cell office:value-type="float" office:value="-360.62">
            <text:p>-360.62</text:p>
          </table:table-cell>
          <table:table-cell office:value-type="float" office:value="21810">
            <text:p>21810</text:p>
          </table:table-cell>
          <table:table-cell office:value-type="float" office:value="5399.58">
            <text:p>5399.58</text:p>
          </table:table-cell>
          <table:table-cell office:value-type="string">
            <text:p>0.91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44">
            <text:p>2144</text:p>
          </table:table-cell>
          <table:table-cell office:value-type="string">
            <text:p>宏达高科</text:p>
          </table:table-cell>
          <table:table-cell office:value-type="float" office:value="20.39">
            <text:p>20.39</text:p>
          </table:table-cell>
          <table:table-cell office:value-type="float" office:value="-0.02">
            <text:p>-0.02</text:p>
          </table:table-cell>
          <table:table-cell office:value-type="string">
            <text:p>-0.10%</text:p>
          </table:table-cell>
          <table:table-cell office:value-type="float" office:value="20.41">
            <text:p>20.41</text:p>
          </table:table-cell>
          <table:table-cell office:value-type="float" office:value="20.48">
            <text:p>20.48</text:p>
          </table:table-cell>
          <table:table-cell office:value-type="float" office:value="20.58">
            <text:p>20.58</text:p>
          </table:table-cell>
          <table:table-cell office:value-type="float" office:value="20.14">
            <text:p>20.14</text:p>
          </table:table-cell>
          <table:table-cell office:value-type="float" office:value="-1039.32">
            <text:p>-1039.32</text:p>
          </table:table-cell>
          <table:table-cell office:value-type="float" office:value="35214">
            <text:p>35214</text:p>
          </table:table-cell>
          <table:table-cell office:value-type="float" office:value="7167.8">
            <text:p>7167.8</text:p>
          </table:table-cell>
          <table:table-cell office:value-type="string">
            <text:p>2.60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171">
            <text:p>300171</text:p>
          </table:table-cell>
          <table:table-cell office:value-type="string">
            <text:p>东富龙</text:p>
          </table:table-cell>
          <table:table-cell office:value-type="float" office:value="26.67">
            <text:p>26.67</text:p>
          </table:table-cell>
          <table:table-cell office:value-type="float" office:value="-0.06">
            <text:p>-0.06</text:p>
          </table:table-cell>
          <table:table-cell office:value-type="string">
            <text:p>-0.22%</text:p>
          </table:table-cell>
          <table:table-cell office:value-type="float" office:value="26.73">
            <text:p>26.73</text:p>
          </table:table-cell>
          <table:table-cell office:value-type="float" office:value="26.9">
            <text:p>26.9</text:p>
          </table:table-cell>
          <table:table-cell office:value-type="float" office:value="27.15">
            <text:p>27.15</text:p>
          </table:table-cell>
          <table:table-cell office:value-type="float" office:value="26.5">
            <text:p>26.5</text:p>
          </table:table-cell>
          <table:table-cell office:value-type="float" office:value="-724.62">
            <text:p>-724.62</text:p>
          </table:table-cell>
          <table:table-cell office:value-type="float" office:value="23326">
            <text:p>23326</text:p>
          </table:table-cell>
          <table:table-cell office:value-type="float" office:value="6250.42">
            <text:p>6250.42</text:p>
          </table:table-cell>
          <table:table-cell office:value-type="string">
            <text:p>1.4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98">
            <text:p>2698</text:p>
          </table:table-cell>
          <table:table-cell office:value-type="string">
            <text:p>博实股份</text:p>
          </table:table-cell>
          <table:table-cell office:value-type="float" office:value="28.75">
            <text:p>28.75</text:p>
          </table:table-cell>
          <table:table-cell office:value-type="float" office:value="-0.11">
            <text:p>-0.11</text:p>
          </table:table-cell>
          <table:table-cell office:value-type="string">
            <text:p>-0.38%</text:p>
          </table:table-cell>
          <table:table-cell office:value-type="float" office:value="28.86">
            <text:p>28.86</text:p>
          </table:table-cell>
          <table:table-cell office:value-type="float" office:value="28.81">
            <text:p>28.81</text:p>
          </table:table-cell>
          <table:table-cell office:value-type="float" office:value="29.25">
            <text:p>29.25</text:p>
          </table:table-cell>
          <table:table-cell office:value-type="float" office:value="28.38">
            <text:p>28.38</text:p>
          </table:table-cell>
          <table:table-cell office:value-type="float" office:value="-1104.1">
            <text:p>-1104.1</text:p>
          </table:table-cell>
          <table:table-cell office:value-type="float" office:value="29350">
            <text:p>29350</text:p>
          </table:table-cell>
          <table:table-cell office:value-type="float" office:value="8433.11">
            <text:p>8433.11</text:p>
          </table:table-cell>
          <table:table-cell office:value-type="string">
            <text:p>2.74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30">
            <text:p>300030</text:p>
          </table:table-cell>
          <table:table-cell office:value-type="string">
            <text:p>阳普医疗</text:p>
          </table:table-cell>
          <table:table-cell office:value-type="float" office:value="13.9">
            <text:p>13.9</text:p>
          </table:table-cell>
          <table:table-cell office:value-type="float" office:value="-0.06">
            <text:p>-0.06</text:p>
          </table:table-cell>
          <table:table-cell office:value-type="string">
            <text:p>-0.43%</text:p>
          </table:table-cell>
          <table:table-cell office:value-type="float" office:value="13.96">
            <text:p>13.96</text:p>
          </table:table-cell>
          <table:table-cell office:value-type="float" office:value="14">
            <text:p>14</text:p>
          </table:table-cell>
          <table:table-cell office:value-type="float" office:value="14.02">
            <text:p>14.02</text:p>
          </table:table-cell>
          <table:table-cell office:value-type="float" office:value="13.75">
            <text:p>13.75</text:p>
          </table:table-cell>
          <table:table-cell office:value-type="float" office:value="-2261.45">
            <text:p>-2261.45</text:p>
          </table:table-cell>
          <table:table-cell office:value-type="float" office:value="74929">
            <text:p>74929</text:p>
          </table:table-cell>
          <table:table-cell office:value-type="float" office:value="10372.04">
            <text:p>10372.04</text:p>
          </table:table-cell>
          <table:table-cell office:value-type="string">
            <text:p>3.11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0216">
            <text:p>300216</text:p>
          </table:table-cell>
          <table:table-cell office:value-type="string">
            <text:p>千山药机</text:p>
          </table:table-cell>
          <table:table-cell office:value-type="float" office:value="35.9">
            <text:p>35.9</text:p>
          </table:table-cell>
          <table:table-cell office:value-type="float" office:value="-0.24">
            <text:p>-0.24</text:p>
          </table:table-cell>
          <table:table-cell office:value-type="string">
            <text:p>-0.66%</text:p>
          </table:table-cell>
          <table:table-cell office:value-type="float" office:value="36.14">
            <text:p>36.14</text:p>
          </table:table-cell>
          <table:table-cell table:number-columns-repeated="2" office:value-type="float" office:value="36.3">
            <text:p>36.3</text:p>
          </table:table-cell>
          <table:table-cell office:value-type="float" office:value="35.38">
            <text:p>35.38</text:p>
          </table:table-cell>
          <table:table-cell office:value-type="float" office:value="-3039.74">
            <text:p>-3039.74</text:p>
          </table:table-cell>
          <table:table-cell office:value-type="float" office:value="34081">
            <text:p>34081</text:p>
          </table:table-cell>
          <table:table-cell office:value-type="float" office:value="12172.45">
            <text:p>12172.45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0273">
            <text:p>300273</text:p>
          </table:table-cell>
          <table:table-cell office:value-type="string">
            <text:p>和佳股份</text:p>
          </table:table-cell>
          <table:table-cell office:value-type="float" office:value="20.7">
            <text:p>20.7</text:p>
          </table:table-cell>
          <table:table-cell office:value-type="float" office:value="-0.14">
            <text:p>-0.14</text:p>
          </table:table-cell>
          <table:table-cell office:value-type="string">
            <text:p>-0.67%</text:p>
          </table:table-cell>
          <table:table-cell office:value-type="float" office:value="20.84">
            <text:p>20.84</text:p>
          </table:table-cell>
          <table:table-cell office:value-type="float" office:value="20.83">
            <text:p>20.83</text:p>
          </table:table-cell>
          <table:table-cell office:value-type="float" office:value="20.97">
            <text:p>20.97</text:p>
          </table:table-cell>
          <table:table-cell office:value-type="float" office:value="20.62">
            <text:p>20.62</text:p>
          </table:table-cell>
          <table:table-cell office:value-type="float" office:value="-1860.91">
            <text:p>-1860.91</text:p>
          </table:table-cell>
          <table:table-cell office:value-type="float" office:value="105050">
            <text:p>105050</text:p>
          </table:table-cell>
          <table:table-cell office:value-type="float" office:value="21814.04">
            <text:p>21814.04</text:p>
          </table:table-cell>
          <table:table-cell office:value-type="string">
            <text:p>2.84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587">
            <text:p>600587</text:p>
          </table:table-cell>
          <table:table-cell office:value-type="string">
            <text:p>新华医疗</text:p>
          </table:table-cell>
          <table:table-cell office:value-type="float" office:value="34.5">
            <text:p>34.5</text:p>
          </table:table-cell>
          <table:table-cell office:value-type="float" office:value="-0.25">
            <text:p>-0.25</text:p>
          </table:table-cell>
          <table:table-cell office:value-type="string">
            <text:p>-0.72%</text:p>
          </table:table-cell>
          <table:table-cell office:value-type="float" office:value="34.75">
            <text:p>34.75</text:p>
          </table:table-cell>
          <table:table-cell office:value-type="float" office:value="34.76">
            <text:p>34.76</text:p>
          </table:table-cell>
          <table:table-cell office:value-type="float" office:value="34.97">
            <text:p>34.97</text:p>
          </table:table-cell>
          <table:table-cell office:value-type="float" office:value="34.32">
            <text:p>34.32</text:p>
          </table:table-cell>
          <table:table-cell office:value-type="float" office:value="-3814.25">
            <text:p>-3814.25</text:p>
          </table:table-cell>
          <table:table-cell office:value-type="float" office:value="60330">
            <text:p>60330</text:p>
          </table:table-cell>
          <table:table-cell office:value-type="float" office:value="20785.37">
            <text:p>20785.37</text:p>
          </table:table-cell>
          <table:table-cell office:value-type="string">
            <text:p>1.73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00763">
            <text:p>600763</text:p>
          </table:table-cell>
          <table:table-cell office:value-type="string">
            <text:p>通策医疗</text:p>
          </table:table-cell>
          <table:table-cell office:value-type="float" office:value="53.06">
            <text:p>53.06</text:p>
          </table:table-cell>
          <table:table-cell office:value-type="float" office:value="-1.01">
            <text:p>-1.01</text:p>
          </table:table-cell>
          <table:table-cell office:value-type="string">
            <text:p>-1.87%</text:p>
          </table:table-cell>
          <table:table-cell office:value-type="float" office:value="54.07">
            <text:p>54.07</text:p>
          </table:table-cell>
          <table:table-cell office:value-type="float" office:value="54.04">
            <text:p>54.04</text:p>
          </table:table-cell>
          <table:table-cell office:value-type="float" office:value="54.1">
            <text:p>54.1</text:p>
          </table:table-cell>
          <table:table-cell office:value-type="float" office:value="52.14">
            <text:p>52.14</text:p>
          </table:table-cell>
          <table:table-cell office:value-type="float" office:value="-303.57">
            <text:p>-303.57</text:p>
          </table:table-cell>
          <table:table-cell office:value-type="float" office:value="9528">
            <text:p>9528</text:p>
          </table:table-cell>
          <table:table-cell office:value-type="float" office:value="5039.32">
            <text:p>5039.32</text:p>
          </table:table-cell>
          <table:table-cell office:value-type="string">
            <text:p>0.59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0003">
            <text:p>300003</text:p>
          </table:table-cell>
          <table:table-cell office:value-type="string">
            <text:p>乐普医疗</text:p>
          </table:table-cell>
          <table:table-cell office:value-type="float" office:value="24.99">
            <text:p>24.99</text:p>
          </table:table-cell>
          <table:table-cell office:value-type="float" office:value="-0.48">
            <text:p>-0.48</text:p>
          </table:table-cell>
          <table:table-cell office:value-type="string">
            <text:p>-1.88%</text:p>
          </table:table-cell>
          <table:table-cell office:value-type="float" office:value="25.47">
            <text:p>25.47</text:p>
          </table:table-cell>
          <table:table-cell table:number-columns-repeated="2" office:value-type="float" office:value="25.34">
            <text:p>25.34</text:p>
          </table:table-cell>
          <table:table-cell office:value-type="float" office:value="24.95">
            <text:p>24.95</text:p>
          </table:table-cell>
          <table:table-cell office:value-type="float" office:value="-788.65">
            <text:p>-788.65</text:p>
          </table:table-cell>
          <table:table-cell office:value-type="float" office:value="54574">
            <text:p>54574</text:p>
          </table:table-cell>
          <table:table-cell office:value-type="float" office:value="13683.84">
            <text:p>13683.84</text:p>
          </table:table-cell>
          <table:table-cell office:value-type="string">
            <text:p>0.80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32">
            <text:p>2432</text:p>
          </table:table-cell>
          <table:table-cell office:value-type="string">
            <text:p>九安医疗</text:p>
          </table:table-cell>
          <table:table-cell office:value-type="float" office:value="26.33">
            <text:p>26.33</text:p>
          </table:table-cell>
          <table:table-cell office:value-type="float" office:value="-0.69">
            <text:p>-0.69</text:p>
          </table:table-cell>
          <table:table-cell office:value-type="string">
            <text:p>-2.55%</text:p>
          </table:table-cell>
          <table:table-cell table:number-columns-repeated="2" office:value-type="float" office:value="27.02">
            <text:p>27.02</text:p>
          </table:table-cell>
          <table:table-cell office:value-type="float" office:value="27.2">
            <text:p>27.2</text:p>
          </table:table-cell>
          <table:table-cell office:value-type="float" office:value="26.21">
            <text:p>26.21</text:p>
          </table:table-cell>
          <table:table-cell office:value-type="float" office:value="-5875.34">
            <text:p>-5875.34</text:p>
          </table:table-cell>
          <table:table-cell office:value-type="float" office:value="57568">
            <text:p>57568</text:p>
          </table:table-cell>
          <table:table-cell office:value-type="float" office:value="15281.52">
            <text:p>15281.52</text:p>
          </table:table-cell>
          <table:table-cell office:value-type="string">
            <text:p>1.55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0314">
            <text:p>300314</text:p>
          </table:table-cell>
          <table:table-cell office:value-type="string">
            <text:p>戴维医疗</text:p>
          </table:table-cell>
          <table:table-cell office:value-type="float" office:value="29.85">
            <text:p>29.85</text:p>
          </table:table-cell>
          <table:table-cell office:value-type="float" office:value="-0.85">
            <text:p>-0.85</text:p>
          </table:table-cell>
          <table:table-cell office:value-type="string">
            <text:p>-2.77%</text:p>
          </table:table-cell>
          <table:table-cell office:value-type="float" office:value="30.7">
            <text:p>30.7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29.7">
            <text:p>29.7</text:p>
          </table:table-cell>
          <table:table-cell office:value-type="float" office:value="-2108.1">
            <text:p>-2108.1</text:p>
          </table:table-cell>
          <table:table-cell office:value-type="float" office:value="26127">
            <text:p>26127</text:p>
          </table:table-cell>
          <table:table-cell office:value-type="float" office:value="7941.09">
            <text:p>7941.09</text:p>
          </table:table-cell>
          <table:table-cell office:value-type="string">
            <text:p>6.01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0238">
            <text:p>300238</text:p>
          </table:table-cell>
          <table:table-cell office:value-type="string">
            <text:p>冠昊生物</text:p>
          </table:table-cell>
          <table:table-cell office:value-type="float" office:value="58">
            <text:p>58</text:p>
          </table:table-cell>
          <table:table-cell office:value-type="float" office:value="-2.66">
            <text:p>-2.66</text:p>
          </table:table-cell>
          <table:table-cell office:value-type="string">
            <text:p>-4.39%</text:p>
          </table:table-cell>
          <table:table-cell office:value-type="float" office:value="60.66">
            <text:p>60.66</text:p>
          </table:table-cell>
          <table:table-cell office:value-type="float" office:value="60.11">
            <text:p>60.11</text:p>
          </table:table-cell>
          <table:table-cell office:value-type="float" office:value="62.48">
            <text:p>62.48</text:p>
          </table:table-cell>
          <table:table-cell office:value-type="float" office:value="58">
            <text:p>58</text:p>
          </table:table-cell>
          <table:table-cell office:value-type="float" office:value="689.5">
            <text:p>689.5</text:p>
          </table:table-cell>
          <table:table-cell office:value-type="float" office:value="21888">
            <text:p>21888</text:p>
          </table:table-cell>
          <table:table-cell office:value-type="float" office:value="13311.57">
            <text:p>13311.57</text:p>
          </table:table-cell>
          <table:table-cell office:value-type="string">
            <text:p>2.56%</text:p>
          </table:table-cell>
          <table:table-cell/>
        </table:table-row>
      </table:table>
      <table:table table:name="temp3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"</text:p>
          </table:table-cell>
          <table:table-cell office:value-type="float" office:value="600055">
            <text:p>600055</text:p>
          </table:table-cell>
          <table:table-cell office:value-type="string">
            <text:p>"</text:p>
          </table:table-cell>
        </table:table-row>
        <table:table-row table:style-name="ro1">
          <table:table-cell/>
          <table:table-cell office:value-type="float" office:value="600062">
            <text:p>600062</text:p>
          </table:table-cell>
          <table:table-cell/>
        </table:table-row>
        <table:table-row table:style-name="ro1">
          <table:table-cell/>
          <table:table-cell office:value-type="float" office:value="600079">
            <text:p>600079</text:p>
          </table:table-cell>
          <table:table-cell/>
        </table:table-row>
        <table:table-row table:style-name="ro1">
          <table:table-cell/>
          <table:table-cell office:value-type="float" office:value="600085">
            <text:p>600085</text:p>
          </table:table-cell>
          <table:table-cell/>
        </table:table-row>
        <table:table-row table:style-name="ro1">
          <table:table-cell/>
          <table:table-cell office:value-type="float" office:value="600129">
            <text:p>600129</text:p>
          </table:table-cell>
          <table:table-cell/>
        </table:table-row>
        <table:table-row table:style-name="ro1">
          <table:table-cell/>
          <table:table-cell office:value-type="float" office:value="600161">
            <text:p>600161</text:p>
          </table:table-cell>
          <table:table-cell/>
        </table:table-row>
        <table:table-row table:style-name="ro1">
          <table:table-cell/>
          <table:table-cell office:value-type="float" office:value="600196">
            <text:p>600196</text:p>
          </table:table-cell>
          <table:table-cell/>
        </table:table-row>
        <table:table-row table:style-name="ro1">
          <table:table-cell/>
          <table:table-cell office:value-type="float" office:value="600216">
            <text:p>600216</text:p>
          </table:table-cell>
          <table:table-cell/>
        </table:table-row>
        <table:table-row table:style-name="ro1">
          <table:table-cell/>
          <table:table-cell office:value-type="float" office:value="600222">
            <text:p>600222</text:p>
          </table:table-cell>
          <table:table-cell/>
        </table:table-row>
        <table:table-row table:style-name="ro1">
          <table:table-cell/>
          <table:table-cell office:value-type="float" office:value="600252">
            <text:p>600252</text:p>
          </table:table-cell>
          <table:table-cell/>
        </table:table-row>
        <table:table-row table:style-name="ro1">
          <table:table-cell/>
          <table:table-cell office:value-type="float" office:value="600267">
            <text:p>600267</text:p>
          </table:table-cell>
          <table:table-cell/>
        </table:table-row>
        <table:table-row table:style-name="ro1">
          <table:table-cell/>
          <table:table-cell office:value-type="float" office:value="600276">
            <text:p>600276</text:p>
          </table:table-cell>
          <table:table-cell/>
        </table:table-row>
        <table:table-row table:style-name="ro1">
          <table:table-cell/>
          <table:table-cell office:value-type="float" office:value="600285">
            <text:p>600285</text:p>
          </table:table-cell>
          <table:table-cell/>
        </table:table-row>
        <table:table-row table:style-name="ro1">
          <table:table-cell/>
          <table:table-cell office:value-type="float" office:value="600297">
            <text:p>600297</text:p>
          </table:table-cell>
          <table:table-cell/>
        </table:table-row>
        <table:table-row table:style-name="ro1">
          <table:table-cell/>
          <table:table-cell office:value-type="float" office:value="600329">
            <text:p>600329</text:p>
          </table:table-cell>
          <table:table-cell/>
        </table:table-row>
        <table:table-row table:style-name="ro1">
          <table:table-cell/>
          <table:table-cell office:value-type="float" office:value="600332">
            <text:p>600332</text:p>
          </table:table-cell>
          <table:table-cell/>
        </table:table-row>
        <table:table-row table:style-name="ro1">
          <table:table-cell/>
          <table:table-cell office:value-type="float" office:value="600351">
            <text:p>600351</text:p>
          </table:table-cell>
          <table:table-cell/>
        </table:table-row>
        <table:table-row table:style-name="ro1">
          <table:table-cell/>
          <table:table-cell office:value-type="float" office:value="600380">
            <text:p>600380</text:p>
          </table:table-cell>
          <table:table-cell/>
        </table:table-row>
        <table:table-row table:style-name="ro1">
          <table:table-cell/>
          <table:table-cell office:value-type="float" office:value="600422">
            <text:p>600422</text:p>
          </table:table-cell>
          <table:table-cell/>
        </table:table-row>
        <table:table-row table:style-name="ro1">
          <table:table-cell/>
          <table:table-cell office:value-type="float" office:value="600479">
            <text:p>600479</text:p>
          </table:table-cell>
          <table:table-cell/>
        </table:table-row>
        <table:table-row table:style-name="ro1">
          <table:table-cell/>
          <table:table-cell office:value-type="float" office:value="600511">
            <text:p>600511</text:p>
          </table:table-cell>
          <table:table-cell/>
        </table:table-row>
        <table:table-row table:style-name="ro1">
          <table:table-cell/>
          <table:table-cell office:value-type="float" office:value="600518">
            <text:p>600518</text:p>
          </table:table-cell>
          <table:table-cell/>
        </table:table-row>
        <table:table-row table:style-name="ro1">
          <table:table-cell/>
          <table:table-cell office:value-type="float" office:value="600535">
            <text:p>600535</text:p>
          </table:table-cell>
          <table:table-cell/>
        </table:table-row>
        <table:table-row table:style-name="ro1">
          <table:table-cell/>
          <table:table-cell office:value-type="float" office:value="600557">
            <text:p>600557</text:p>
          </table:table-cell>
          <table:table-cell/>
        </table:table-row>
        <table:table-row table:style-name="ro1">
          <table:table-cell/>
          <table:table-cell office:value-type="float" office:value="600572">
            <text:p>600572</text:p>
          </table:table-cell>
          <table:table-cell/>
        </table:table-row>
        <table:table-row table:style-name="ro1">
          <table:table-cell/>
          <table:table-cell office:value-type="float" office:value="600664">
            <text:p>600664</text:p>
          </table:table-cell>
          <table:table-cell/>
        </table:table-row>
        <table:table-row table:style-name="ro1">
          <table:table-cell/>
          <table:table-cell office:value-type="float" office:value="600666">
            <text:p>600666</text:p>
          </table:table-cell>
          <table:table-cell/>
        </table:table-row>
        <table:table-row table:style-name="ro1">
          <table:table-cell/>
          <table:table-cell office:value-type="float" office:value="600713">
            <text:p>600713</text:p>
          </table:table-cell>
          <table:table-cell/>
        </table:table-row>
        <table:table-row table:style-name="ro1">
          <table:table-cell/>
          <table:table-cell office:value-type="float" office:value="600750">
            <text:p>600750</text:p>
          </table:table-cell>
          <table:table-cell/>
        </table:table-row>
        <table:table-row table:style-name="ro1">
          <table:table-cell/>
          <table:table-cell office:value-type="float" office:value="600789">
            <text:p>600789</text:p>
          </table:table-cell>
          <table:table-cell/>
        </table:table-row>
        <table:table-row table:style-name="ro1">
          <table:table-cell/>
          <table:table-cell office:value-type="float" office:value="600812">
            <text:p>600812</text:p>
          </table:table-cell>
          <table:table-cell/>
        </table:table-row>
        <table:table-row table:style-name="ro1">
          <table:table-cell/>
          <table:table-cell office:value-type="float" office:value="600829">
            <text:p>600829</text:p>
          </table:table-cell>
          <table:table-cell/>
        </table:table-row>
        <table:table-row table:style-name="ro1">
          <table:table-cell/>
          <table:table-cell office:value-type="float" office:value="600993">
            <text:p>600993</text:p>
          </table:table-cell>
          <table:table-cell/>
        </table:table-row>
        <table:table-row table:style-name="ro1">
          <table:table-cell/>
          <table:table-cell office:value-type="float" office:value="601607">
            <text:p>601607</text:p>
          </table:table-cell>
          <table:table-cell/>
        </table:table-row>
      </table:table>
      <table:table table:name="工作表2_2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29" table:default-cell-style-name="Default"/>
        <table:table-row table:style-name="ro1">
          <table:table-cell office:value-type="string">
            <text:p>"</text:p>
          </table:table-cell>
          <table:table-cell office:value-type="float" office:value="600055">
            <text:p>60005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];[.B1];[.C1];[.D1])" office:value-type="string" office:string-value="&quot;600055&quot;,">
            <text:p>"600055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062">
            <text:p>6000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];[.B2];[.C2];[.D2])" office:value-type="string" office:string-value="&quot;600062&quot;,">
            <text:p>"60006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079">
            <text:p>600079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600079&quot;,">
            <text:p>"600079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085">
            <text:p>60008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600085&quot;,">
            <text:p>"600085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129">
            <text:p>600129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600129&quot;,">
            <text:p>"600129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161">
            <text:p>6001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600161&quot;,">
            <text:p>"600161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196">
            <text:p>60019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600196&quot;,">
            <text:p>"600196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16">
            <text:p>60021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600216&quot;,">
            <text:p>"600216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22">
            <text:p>60022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600222&quot;,">
            <text:p>"60022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52">
            <text:p>60025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600252&quot;,">
            <text:p>"60025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67">
            <text:p>60026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600267&quot;,">
            <text:p>"600267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76">
            <text:p>60027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600276&quot;,">
            <text:p>"600276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85">
            <text:p>60028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285&quot;,">
            <text:p>"600285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297">
            <text:p>60029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600297&quot;,">
            <text:p>"600297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29">
            <text:p>600329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600329&quot;,">
            <text:p>"600329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32">
            <text:p>6003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600332&quot;,">
            <text:p>"60033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1">
            <text:p>6003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600351&quot;,">
            <text:p>"600351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2">
            <text:p>60035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8];[.B18];[.C18];[.D18])" office:value-type="string" office:string-value="&quot;600352&quot;,">
            <text:p>"60035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3">
            <text:p>60035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9];[.B19];[.C19];[.D19])" office:value-type="string" office:string-value="&quot;600353&quot;,">
            <text:p>"600353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4">
            <text:p>60035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0];[.B20];[.C20];[.D20])" office:value-type="string" office:string-value="&quot;600354&quot;,">
            <text:p>"600354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5">
            <text:p>60035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1];[.B21];[.C21];[.D21])" office:value-type="string" office:string-value="&quot;600355&quot;,">
            <text:p>"600355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6">
            <text:p>60035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2];[.B22];[.C22];[.D22])" office:value-type="string" office:string-value="&quot;600356&quot;,">
            <text:p>"600356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7">
            <text:p>60035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3];[.B23];[.C23];[.D23])" office:value-type="string" office:string-value="&quot;600357&quot;,">
            <text:p>"600357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8">
            <text:p>60035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4];[.B24];[.C24];[.D24])" office:value-type="string" office:string-value="&quot;600358&quot;,">
            <text:p>"600358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59">
            <text:p>600359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5];[.B25];[.C25];[.D25])" office:value-type="string" office:string-value="&quot;600359&quot;,">
            <text:p>"600359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0">
            <text:p>60036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6];[.B26];[.C26];[.D26])" office:value-type="string" office:string-value="&quot;600360&quot;,">
            <text:p>"600360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1">
            <text:p>6003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7];[.B27];[.C27];[.D27])" office:value-type="string" office:string-value="&quot;600361&quot;,">
            <text:p>"600361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2">
            <text:p>6003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8];[.B28];[.C28];[.D28])" office:value-type="string" office:string-value="&quot;600362&quot;,">
            <text:p>"600362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3">
            <text:p>60036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9];[.B29];[.C29];[.D29])" office:value-type="string" office:string-value="&quot;600363&quot;,">
            <text:p>"600363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4">
            <text:p>60036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0];[.B30];[.C30];[.D30])" office:value-type="string" office:string-value="&quot;600364&quot;,">
            <text:p>"600364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5">
            <text:p>60036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1];[.B31];[.C31];[.D31])" office:value-type="string" office:string-value="&quot;600365&quot;,">
            <text:p>"600365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6">
            <text:p>60036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2];[.B32];[.C32];[.D32])" office:value-type="string" office:string-value="&quot;600366&quot;,">
            <text:p>"600366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7">
            <text:p>60036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3];[.B33];[.C33];[.D33])" office:value-type="string" office:string-value="&quot;600367&quot;,">
            <text:p>"600367",</text:p>
          </table:table-cell>
          <table:table-cell table:number-columns-repeated="30"/>
        </table:table-row>
        <table:table-row table:style-name="ro1">
          <table:table-cell office:value-type="string">
            <text:p>"</text:p>
          </table:table-cell>
          <table:table-cell office:value-type="float" office:value="600368">
            <text:p>600368</text:p>
          </table:table-cell>
          <table:table-cell office:value-type="string">
            <text:p>"</text:p>
          </table:table-cell>
          <table:table-cell/>
          <table:table-cell table:formula="of:=CONCATENATE([.A34];[.B34];[.C34];[.D34])" office:value-type="string" office:string-value="&quot;600368&quot;">
            <text:p>"600368"</text:p>
          </table:table-cell>
          <table:table-cell table:number-columns-repeated="30"/>
        </table:table-row>
        <table:table-row table:style-name="ro1" table:number-rows-repeated="8">
          <table:table-cell table:number-columns-repeated="35"/>
        </table:table-row>
        <table:table-row table:style-name="ro1">
          <table:table-cell table:formula="of:=CONCATENATE([.C43];[.B43];[.C43])" office:value-type="string" office:string-value="&quot;002131&quot;,&quot;002131&quot;,">
            <text:p>"002131","002131",</text:p>
          </table:table-cell>
          <table:table-cell/>
          <table:table-cell office:value-type="string">
            <text:p>"002131",</text:p>
          </table:table-cell>
          <table:table-cell office:value-type="string">
            <text:p>"002051",</text:p>
          </table:table-cell>
          <table:table-cell office:value-type="string">
            <text:p>"002671",</text:p>
          </table:table-cell>
          <table:table-cell office:value-type="string">
            <text:p>"002060",</text:p>
          </table:table-cell>
          <table:table-cell office:value-type="string">
            <text:p>"002457",</text:p>
          </table:table-cell>
          <table:table-cell office:value-type="string">
            <text:p>"600068",</text:p>
          </table:table-cell>
          <table:table-cell office:value-type="string">
            <text:p>"600131",</text:p>
          </table:table-cell>
          <table:table-cell office:value-type="string">
            <text:p>"002532",</text:p>
          </table:table-cell>
          <table:table-cell office:value-type="string">
            <text:p>"601669",</text:p>
          </table:table-cell>
          <table:table-cell office:value-type="string">
            <text:p>"600502",</text:p>
          </table:table-cell>
          <table:table-cell office:value-type="string">
            <text:p>"600075",</text:p>
          </table:table-cell>
          <table:table-cell office:value-type="string">
            <text:p>"002586",</text:p>
          </table:table-cell>
          <table:table-cell office:value-type="string">
            <text:p>"300137",</text:p>
          </table:table-cell>
          <table:table-cell office:value-type="string">
            <text:p>"300021",</text:p>
          </table:table-cell>
          <table:table-cell office:value-type="string">
            <text:p>"002619",</text:p>
          </table:table-cell>
          <table:table-cell office:value-type="string">
            <text:p>"002205",</text:p>
          </table:table-cell>
          <table:table-cell office:value-type="string">
            <text:p>"600116"</text:p>
          </table:table-cell>
          <table:table-cell table:number-columns-repeated="16"/>
        </table:table-row>
        <table:table-row table:style-name="ro1">
          <table:table-cell table:number-columns-repeated="35"/>
        </table:table-row>
        <table:table-row table:style-name="ro1">
          <table:table-cell table:formula="of:=CONCATENATE([.C43];#ref!21;[.C43])" office:value-type="float" office:value="0">
            <text:p>#NAME?</text:p>
          </table:table-cell>
          <table:table-cell table:number-columns-repeated="34"/>
        </table:table-row>
        <table:table-row table:style-name="ro1">
          <table:table-cell table:formula="of:=CONCATENATE([.B46];[.C46];[.D46];[.E46];[.F46];[.G46];[.H46];[.I46];[.J46];[.K46];[.L46])" office:value-type="string" office:string-value="&quot;002060&quot;,&quot;002131&quot;,&quot;002205&quot;,&quot;002457&quot;,&quot;002532&quot;,&quot;002586&quot;,&quot;002619&quot;,&quot;002671&quot;,&quot;300021&quot;,&quot;300137&quot;,">
            <text:p>"002060","002131","002205","002457","002532","002586","002619","002671","300021","300137",</text:p>
          </table:table-cell>
          <table:table-cell/>
          <table:table-cell office:value-type="string">
            <text:p>"002060",</text:p>
          </table:table-cell>
          <table:table-cell office:value-type="string">
            <text:p>"002131",</text:p>
          </table:table-cell>
          <table:table-cell office:value-type="string">
            <text:p>"002205",</text:p>
          </table:table-cell>
          <table:table-cell office:value-type="string">
            <text:p>"002457",</text:p>
          </table:table-cell>
          <table:table-cell office:value-type="string">
            <text:p>"002532",</text:p>
          </table:table-cell>
          <table:table-cell office:value-type="string">
            <text:p>"002586",</text:p>
          </table:table-cell>
          <table:table-cell office:value-type="string">
            <text:p>"002619",</text:p>
          </table:table-cell>
          <table:table-cell office:value-type="string">
            <text:p>"002671",</text:p>
          </table:table-cell>
          <table:table-cell office:value-type="string">
            <text:p>"300021",</text:p>
          </table:table-cell>
          <table:table-cell office:value-type="string">
            <text:p>"300137",</text:p>
          </table:table-cell>
          <table:table-cell table:number-columns-repeated="23"/>
        </table:table-row>
        <table:table-row table:style-name="ro1">
          <table:table-cell table:formula="of:=CONCATENATE([.B47];[.C47];[.D47];[.E47];[.F47];[.G47];[.H47])">
            <text:p/>
          </table:table-cell>
          <table:table-cell table:number-columns-repeated="7"/>
          <table:table-cell table:number-columns-repeated="27"/>
        </table:table-row>
        <table:table-row table:style-name="ro1">
          <table:table-cell table:formula="of:=CONCATENATE([.B48];[.C48];[.D48];[.E48];[.F48];[.G48];[.H48];[.I48];[.J48];[.K48];[.L48];[.M48];[.N48];[.O48];[.P48];[.Q48];[.R48];[.S48];[.T48];[.U48];[.V48];[.W48];[.X48];[.Y48];[.Z48];[.AA48];[.AB48];[.AC48];[.AD48];[.AE48];[.AF48];[.AG48];[.AH48];[.AI48])" office:value-type="string" office:string-value="&quot;600055&quot;,&quot;600062&quot;,&quot;600079&quot;,&quot;600085&quot;,&quot;600129&quot;,&quot;600161&quot;,&quot;600196&quot;,&quot;600216&quot;,&quot;600222&quot;,&quot;600252&quot;,&quot;600267&quot;,&quot;600276&quot;,&quot;600285&quot;,&quot;600297&quot;,&quot;600329&quot;,&quot;600332&quot;,&quot;600351&quot;,&quot;600352&quot;,&quot;600353&quot;,&quot;600354&quot;,&quot;600355&quot;,&quot;600356&quot;,&quot;600357&quot;,&quot;600358&quot;,&quot;600359&quot;,&quot;600360&quot;,&quot;600361&quot;,&quot;600362&quot;,&quot;600363&quot;,&quot;600364&quot;,&quot;600365&quot;,&quot;600366&quot;,&quot;600367&quot;,&quot;600368&quot;">
            <text:p>"600055","600062","600079","600085","600129","600161","600196","600216","600222","600252","600267","600276","600285","600297","600329","600332","600351","600352","600353","600354","600355","600356","600357","600358","600359","600360","600361","600362","600363","600364","600365","600366","600367","600368"</text:p>
          </table:table-cell>
          <table:table-cell office:value-type="string">
            <text:p>"600055",</text:p>
          </table:table-cell>
          <table:table-cell office:value-type="string">
            <text:p>"600062",</text:p>
          </table:table-cell>
          <table:table-cell office:value-type="string">
            <text:p>"600079",</text:p>
          </table:table-cell>
          <table:table-cell office:value-type="string">
            <text:p>"600085",</text:p>
          </table:table-cell>
          <table:table-cell office:value-type="string">
            <text:p>"600129",</text:p>
          </table:table-cell>
          <table:table-cell office:value-type="string">
            <text:p>"600161",</text:p>
          </table:table-cell>
          <table:table-cell office:value-type="string">
            <text:p>"600196",</text:p>
          </table:table-cell>
          <table:table-cell office:value-type="string">
            <text:p>"600216",</text:p>
          </table:table-cell>
          <table:table-cell office:value-type="string">
            <text:p>"600222",</text:p>
          </table:table-cell>
          <table:table-cell office:value-type="string">
            <text:p>"600252",</text:p>
          </table:table-cell>
          <table:table-cell office:value-type="string">
            <text:p>"600267",</text:p>
          </table:table-cell>
          <table:table-cell office:value-type="string">
            <text:p>"600276",</text:p>
          </table:table-cell>
          <table:table-cell office:value-type="string">
            <text:p>"600285",</text:p>
          </table:table-cell>
          <table:table-cell office:value-type="string">
            <text:p>"600297",</text:p>
          </table:table-cell>
          <table:table-cell office:value-type="string">
            <text:p>"600329",</text:p>
          </table:table-cell>
          <table:table-cell office:value-type="string">
            <text:p>"600332",</text:p>
          </table:table-cell>
          <table:table-cell office:value-type="string">
            <text:p>"600351",</text:p>
          </table:table-cell>
          <table:table-cell office:value-type="string">
            <text:p>"600352",</text:p>
          </table:table-cell>
          <table:table-cell office:value-type="string">
            <text:p>"600353",</text:p>
          </table:table-cell>
          <table:table-cell office:value-type="string">
            <text:p>"600354",</text:p>
          </table:table-cell>
          <table:table-cell office:value-type="string">
            <text:p>"600355",</text:p>
          </table:table-cell>
          <table:table-cell office:value-type="string">
            <text:p>"600356",</text:p>
          </table:table-cell>
          <table:table-cell office:value-type="string">
            <text:p>"600357",</text:p>
          </table:table-cell>
          <table:table-cell office:value-type="string">
            <text:p>"600358",</text:p>
          </table:table-cell>
          <table:table-cell office:value-type="string">
            <text:p>"600359",</text:p>
          </table:table-cell>
          <table:table-cell office:value-type="string">
            <text:p>"600360",</text:p>
          </table:table-cell>
          <table:table-cell office:value-type="string">
            <text:p>"600361",</text:p>
          </table:table-cell>
          <table:table-cell office:value-type="string">
            <text:p>"600362",</text:p>
          </table:table-cell>
          <table:table-cell office:value-type="string">
            <text:p>"600363",</text:p>
          </table:table-cell>
          <table:table-cell office:value-type="string">
            <text:p>"600364",</text:p>
          </table:table-cell>
          <table:table-cell office:value-type="string">
            <text:p>"600365",</text:p>
          </table:table-cell>
          <table:table-cell office:value-type="string">
            <text:p>"600366",</text:p>
          </table:table-cell>
          <table:table-cell office:value-type="string">
            <text:p>"600367",</text:p>
          </table:table-cell>
          <table:table-cell office:value-type="string">
            <text:p>"600368"</text:p>
          </table:table-cell>
        </table:table-row>
      </table:table>
      <table:table table:name="工作表8" table:style-name="ta1" table:print="false">
        <table:table-column table:style-name="co1" table:number-columns-repeated="3" table:default-cell-style-name="ce2"/>
        <table:table-row table:style-name="ro2">
          <table:table-cell table:style-name="ce1" office:value-type="string">
            <text:p>序号</text:p>
          </table:table-cell>
          <table:table-cell table:style-name="ce3" office:value-type="string">
            <text:p><text:a xlink:href="javascript:void(0);">股票代码</text:a></text:p>
          </table:table-cell>
          <table:table-cell table:style-name="ce1" office:value-type="string">
            <text:p>股票简称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  <draw:frame table:end-cell-address="工作表8.D2" table:end-x="0.167cm" table:end-y="0.184cm" draw:z-index="0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  <draw:frame table:end-cell-address="工作表8.D3" table:end-x="0.167cm" table:end-y="0.184cm" draw:z-index="1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  <draw:frame table:end-cell-address="工作表8.D4" table:end-x="0.167cm" table:end-y="0.184cm" draw:z-index="2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  <draw:frame table:end-cell-address="工作表8.D5" table:end-x="0.167cm" table:end-y="0.184cm" draw:z-index="3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  <draw:frame table:end-cell-address="工作表8.D6" table:end-x="0.167cm" table:end-y="0.184cm" draw:z-index="4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  <draw:frame table:end-cell-address="工作表8.D7" table:end-x="0.167cm" table:end-y="0.184cm" draw:z-index="5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  <draw:frame table:end-cell-address="工作表8.D8" table:end-x="0.167cm" table:end-y="0.184cm" draw:z-index="6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  <draw:frame table:end-cell-address="工作表8.D9" table:end-x="0.167cm" table:end-y="0.184cm" draw:z-index="7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  <draw:frame table:end-cell-address="工作表8.D10" table:end-x="0.167cm" table:end-y="0.184cm" draw:z-index="8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  <draw:frame table:end-cell-address="工作表8.D11" table:end-x="0.167cm" table:end-y="0.184cm" draw:z-index="9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  <draw:frame table:end-cell-address="工作表8.D12" table:end-x="0.167cm" table:end-y="0.184cm" draw:z-index="10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  <draw:frame table:end-cell-address="工作表8.D13" table:end-x="0.167cm" table:end-y="0.184cm" draw:z-index="11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  <draw:frame table:end-cell-address="工作表8.D14" table:end-x="0.167cm" table:end-y="0.184cm" draw:z-index="12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  <draw:frame table:end-cell-address="工作表8.D15" table:end-x="0.167cm" table:end-y="0.184cm" draw:z-index="13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  <draw:frame table:end-cell-address="工作表8.D16" table:end-x="0.167cm" table:end-y="0.184cm" draw:z-index="14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  <draw:frame table:end-cell-address="工作表8.D17" table:end-x="0.167cm" table:end-y="0.184cm" draw:z-index="15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  <draw:frame table:end-cell-address="工作表8.D18" table:end-x="0.167cm" table:end-y="0.184cm" draw:z-index="16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  <draw:frame table:end-cell-address="工作表8.D19" table:end-x="0.167cm" table:end-y="0.184cm" draw:z-index="17" draw:name="http://i.thsi.cn/images/quote/transparent.gif" draw:style-name="gr1" draw:text-style-name="P1" svg:width="0.211cm" svg:height="0.184cm" svg:x="2.214cm" svg:y="0cm">
              <draw:image xlink:href="http://i.thsi.cn/images/quote/transparent.gif" xlink:type="simple" xlink:show="embed" xlink:actuate="onLoad">
                <text:p/>
              </draw:image>
            </draw:frame>
          </table:table-cell>
        </table:table-row>
      </table:table>
      <table:database-ranges>
        <table:database-range table:target-range-address="temp.A1:temp.O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2014／11／28</text:date>, <text:time>09:20:0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25T09:12:35.92</meta:creation-date>
    <meta:generator>OpenOffice/4.1.1$Win32 OpenOffice.org_project/411m6$Build-9775</meta:generator>
    <dc:date>2014-11-28T09:20:09.51</dc:date>
    <dc:creator>dule1-g </dc:creator>
    <meta:editing-duration>P2DT27M36S</meta:editing-duration>
    <meta:editing-cycles>4</meta:editing-cycles>
    <meta:document-statistic meta:table-count="8" meta:cell-count="1886" meta:object-count="18"/>
  </office:meta>
</office:document-meta>
</file>